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1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ut_RL_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1]&amp;&quot;,                       &quot;&amp;[.B1]&amp;&quot;,                       &quot;&amp;[.C1]&amp;&quot;,                       &quot;&amp;[.D1]&amp;&quot;, },&quot;" office:value-type="string" office:string-value="{1,                       &quot;sot.wav&quot;,                       &quot;X_mofig.wav&quot;,                       &quot;toef.wav&quot;, },">
            <text:p>{1, <text:s text:c="22"/>"sot.wav", <text:s text:c="22"/>"X_mofig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]&amp;&quot;,                       &quot;&amp;[.B2]&amp;&quot;,                       &quot;&amp;[.C2]&amp;&quot;,                       &quot;&amp;[.D2]&amp;&quot;, },&quot;" office:value-type="string" office:string-value="{2,                       &quot;sot.wav&quot;,                       &quot;X_seta.wav&quot;,                       &quot;toef.wav&quot;, },">
            <text:p>{2, <text:s text:c="22"/>"sot.wav", <text:s text:c="22"/>"X_set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3]&amp;&quot;,                       &quot;&amp;[.B3]&amp;&quot;,                       &quot;&amp;[.C3]&amp;&quot;,                       &quot;&amp;[.D3]&amp;&quot;, },&quot;" office:value-type="string" office:string-value="{3,                       &quot;sot.wav&quot;,                       &quot;X_wiffel.wav&quot;,                       &quot;toef.wav&quot;, },">
            <text:p>{3, <text:s text:c="22"/>"sot.wav", <text:s text:c="22"/>"X_wiffel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4]&amp;&quot;,                       &quot;&amp;[.B4]&amp;&quot;,                       &quot;&amp;[.C4]&amp;&quot;,                       &quot;&amp;[.D4]&amp;&quot;, },&quot;" office:value-type="string" office:string-value="{4,                       &quot;sot.wav&quot;,                       &quot;X_rogges.wav&quot;,                       &quot;toef.wav&quot;, },">
            <text:p>{4, <text:s text:c="22"/>"sot.wav", <text:s text:c="22"/>"X_rogges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5]&amp;&quot;,                       &quot;&amp;[.B5]&amp;&quot;,                       &quot;&amp;[.C5]&amp;&quot;,                       &quot;&amp;[.D5]&amp;&quot;, },&quot;" office:value-type="string" office:string-value="{5,                       &quot;sot.wav&quot;,                       &quot;X_kengel.wav&quot;,                       &quot;toef.wav&quot;, },">
            <text:p>{5, <text:s text:c="22"/>"sot.wav", <text:s text:c="22"/>"X_kengel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6]&amp;&quot;,                       &quot;&amp;[.B6]&amp;&quot;,                       &quot;&amp;[.C6]&amp;&quot;,                       &quot;&amp;[.D6]&amp;&quot;, },&quot;" office:value-type="string" office:string-value="{6,                       &quot;sot.wav&quot;,                       &quot;X_kasi.wav&quot;,                       &quot;toef.wav&quot;, },">
            <text:p>{6, <text:s text:c="22"/>"sot.wav", <text:s text:c="22"/>"X_kasi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7]&amp;&quot;,                       &quot;&amp;[.B7]&amp;&quot;,                       &quot;&amp;[.C7]&amp;&quot;,                       &quot;&amp;[.D7]&amp;&quot;, },&quot;" office:value-type="string" office:string-value="{7,                       &quot;sot.wav&quot;,                       &quot;X_loga.wav&quot;,                       &quot;toef.wav&quot;, },">
            <text:p>{7, <text:s text:c="22"/>"sot.wav", <text:s text:c="22"/>"X_log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8]&amp;&quot;,                       &quot;&amp;[.B8]&amp;&quot;,                       &quot;&amp;[.C8]&amp;&quot;,                       &quot;&amp;[.D8]&amp;&quot;, },&quot;" office:value-type="string" office:string-value="{8,                       &quot;sot.wav&quot;,                       &quot;X_snigger.wav&quot;,                       &quot;toef.wav&quot;, },">
            <text:p>{8, <text:s text:c="22"/>"sot.wav", <text:s text:c="22"/>"X_snigger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9]&amp;&quot;,                       &quot;&amp;[.B9]&amp;&quot;,                       &quot;&amp;[.C9]&amp;&quot;,                       &quot;&amp;[.D9]&amp;&quot;, },&quot;" office:value-type="string" office:string-value="{9,                       &quot;sot.wav&quot;,                       &quot;X_noeba.wav&quot;,                       &quot;toef.wav&quot;, },">
            <text:p>{9, <text:s text:c="22"/>"sot.wav", <text:s text:c="22"/>"X_noeb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10]&amp;&quot;,                       &quot;&amp;[.B10]&amp;&quot;,                       &quot;&amp;[.C10]&amp;&quot;,                       &quot;&amp;[.D10]&amp;&quot;, },&quot;" office:value-type="string" office:string-value="{10,                       &quot;sot.wav&quot;,                       &quot;X_domo.wav&quot;,                       &quot;toef.wav&quot;, },">
            <text:p>{10, <text:s text:c="22"/>"sot.wav", <text:s text:c="22"/>"X_domo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11]&amp;&quot;,                       &quot;&amp;[.B11]&amp;&quot;,                       &quot;&amp;[.C11]&amp;&quot;,                       &quot;&amp;[.D11]&amp;&quot;, },&quot;" office:value-type="string" office:string-value="{11,                       &quot;sot.wav&quot;,                       &quot;X_wadim.wav&quot;,                       &quot;toef.wav&quot;, },">
            <text:p>{11, <text:s text:c="22"/>"sot.wav", <text:s text:c="22"/>"X_wadi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12]&amp;&quot;,                       &quot;&amp;[.B12]&amp;&quot;,                       &quot;&amp;[.C12]&amp;&quot;,                       &quot;&amp;[.D12]&amp;&quot;, },&quot;" office:value-type="string" office:string-value="{12,                       &quot;sot.wav&quot;,                       &quot;X_banip.wav&quot;,                       &quot;toef.wav&quot;, },">
            <text:p>{12, <text:s text:c="22"/>"sot.wav", <text:s text:c="22"/>"X_banip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13]&amp;&quot;,                       &quot;&amp;[.B13]&amp;&quot;,                       &quot;&amp;[.C13]&amp;&quot;,                       &quot;&amp;[.D13]&amp;&quot;, },&quot;" office:value-type="string" office:string-value="{13,                       &quot;sot.wav&quot;,                       &quot;X_rajee.wav&quot;,                       &quot;toef.wav&quot;, },">
            <text:p>{13, <text:s text:c="22"/>"sot.wav", <text:s text:c="22"/>"X_rajee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14]&amp;&quot;,                       &quot;&amp;[.B14]&amp;&quot;,                       &quot;&amp;[.C14]&amp;&quot;,                       &quot;&amp;[.D14]&amp;&quot;, },&quot;" office:value-type="string" office:string-value="{14,                       &quot;sot.wav&quot;,                       &quot;X_plizet.wav&quot;,                       &quot;toef.wav&quot;, },">
            <text:p>{14, <text:s text:c="22"/>"sot.wav", <text:s text:c="22"/>"X_plizet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15]&amp;&quot;,                       &quot;&amp;[.B15]&amp;&quot;,                       &quot;&amp;[.C15]&amp;&quot;,                       &quot;&amp;[.D15]&amp;&quot;, },&quot;" office:value-type="string" office:string-value="{15,                       &quot;sot.wav&quot;,                       &quot;X_naspoe.wav&quot;,                       &quot;toef.wav&quot;, },">
            <text:p>{15, <text:s text:c="22"/>"sot.wav", <text:s text:c="22"/>"X_naspoe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16]&amp;&quot;,                       &quot;&amp;[.B16]&amp;&quot;,                       &quot;&amp;[.C16]&amp;&quot;,                       &quot;&amp;[.D16]&amp;&quot;, },&quot;" office:value-type="string" office:string-value="{16,                       &quot;sot.wav&quot;,                       &quot;X_fidan.wav&quot;,                       &quot;toef.wav&quot;, },">
            <text:p>{16, <text:s text:c="22"/>"sot.wav", <text:s text:c="22"/>"X_fidan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17]&amp;&quot;,                       &quot;&amp;[.B17]&amp;&quot;,                       &quot;&amp;[.C17]&amp;&quot;,                       &quot;&amp;[.D17]&amp;&quot;, },&quot;" office:value-type="string" office:string-value="{17,                       &quot;sot.wav&quot;,                       &quot;X_nilbo.wav&quot;,                       &quot;toef.wav&quot;, },">
            <text:p>{17, <text:s text:c="22"/>"sot.wav", <text:s text:c="22"/>"X_nilbo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18]&amp;&quot;,                       &quot;&amp;[.B18]&amp;&quot;,                       &quot;&amp;[.C18]&amp;&quot;,                       &quot;&amp;[.D18]&amp;&quot;, },&quot;" office:value-type="string" office:string-value="{18,                       &quot;sot.wav&quot;,                       &quot;X_poemer.wav&quot;,                       &quot;toef.wav&quot;, },">
            <text:p>{18, <text:s text:c="22"/>"sot.wav", <text:s text:c="22"/>"X_poemer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19]&amp;&quot;,                       &quot;&amp;[.B19]&amp;&quot;,                       &quot;&amp;[.C19]&amp;&quot;,                       &quot;&amp;[.D19]&amp;&quot;, },&quot;" office:value-type="string" office:string-value="{19,                       &quot;sot.wav&quot;,                       &quot;X_tita.wav&quot;,                       &quot;toef.wav&quot;, },">
            <text:p>{19, <text:s text:c="22"/>"sot.wav", <text:s text:c="22"/>"X_tit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20]&amp;&quot;,                       &quot;&amp;[.B20]&amp;&quot;,                       &quot;&amp;[.C20]&amp;&quot;,                       &quot;&amp;[.D20]&amp;&quot;, },&quot;" office:value-type="string" office:string-value="{20,                       &quot;sot.wav&quot;,                       &quot;X_bensim.wav&quot;,                       &quot;toef.wav&quot;, },">
            <text:p>{20, <text:s text:c="22"/>"sot.wav", <text:s text:c="22"/>"X_bensi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21]&amp;&quot;,                       &quot;&amp;[.B21]&amp;&quot;,                       &quot;&amp;[.C21]&amp;&quot;,                       &quot;&amp;[.D21]&amp;&quot;, },&quot;" office:value-type="string" office:string-value="{21,                       &quot;sot.wav&quot;,                       &quot;X_gopem.wav&quot;,                       &quot;toef.wav&quot;, },">
            <text:p>{21, <text:s text:c="22"/>"sot.wav", <text:s text:c="22"/>"X_gope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22]&amp;&quot;,                       &quot;&amp;[.B22]&amp;&quot;,                       &quot;&amp;[.C22]&amp;&quot;,                       &quot;&amp;[.D22]&amp;&quot;, },&quot;" office:value-type="string" office:string-value="{22,                       &quot;sot.wav&quot;,                       &quot;X_sulep.wav&quot;,                       &quot;toef.wav&quot;, },">
            <text:p>{22, <text:s text:c="22"/>"sot.wav", <text:s text:c="22"/>"X_sulep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23]&amp;&quot;,                       &quot;&amp;[.B23]&amp;&quot;,                       &quot;&amp;[.C23]&amp;&quot;,                       &quot;&amp;[.D23]&amp;&quot;, },&quot;" office:value-type="string" office:string-value="{23,                       &quot;sot.wav&quot;,                       &quot;X_hiftam.wav&quot;,                       &quot;toef.wav&quot;, },">
            <text:p>{23, <text:s text:c="22"/>"sot.wav", <text:s text:c="22"/>"X_hifta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24]&amp;&quot;,                       &quot;&amp;[.B24]&amp;&quot;,                       &quot;&amp;[.C24]&amp;&quot;,                       &quot;&amp;[.D24]&amp;&quot;, },&quot;" office:value-type="string" office:string-value="{24,                       &quot;sot.wav&quot;,                       &quot;X_vami.wav&quot;,                       &quot;toef.wav&quot;, },">
            <text:p>{24, <text:s text:c="22"/>"sot.wav", <text:s text:c="22"/>"X_vami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25]&amp;&quot;,                       &quot;&amp;[.B25]&amp;&quot;,                       &quot;&amp;[.C25]&amp;&quot;,                       &quot;&amp;[.D25]&amp;&quot;, },&quot;" office:value-type="string" office:string-value="{25,                       &quot;rak.wav&quot;,                       &quot;X_mofig.wav&quot;,                       &quot;toef.wav&quot;, },">
            <text:p>{25, <text:s text:c="22"/>"rak.wav", <text:s text:c="22"/>"X_mofig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6]&amp;&quot;,                       &quot;&amp;[.B26]&amp;&quot;,                       &quot;&amp;[.C26]&amp;&quot;,                       &quot;&amp;[.D26]&amp;&quot;, },&quot;" office:value-type="string" office:string-value="{26,                       &quot;rak.wav&quot;,                       &quot;X_seta.wav&quot;,                       &quot;toef.wav&quot;, },">
            <text:p>{26, <text:s text:c="22"/>"rak.wav", <text:s text:c="22"/>"X_seta.wav", <text:s text:c="22"/>"toef.wav", },</text:p>
          </table:table-cell>
          <table:table-cell table:number-columns-repeated="8"/>
          <table:table-cell office:value-type="string">
            <text:p>=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27]&amp;&quot;,                       &quot;&amp;[.B27]&amp;&quot;,                       &quot;&amp;[.C27]&amp;&quot;,                       &quot;&amp;[.D27]&amp;&quot;, },&quot;" office:value-type="string" office:string-value="{27,                       &quot;rak.wav&quot;,                       &quot;X_wiffel.wav&quot;,                       &quot;toef.wav&quot;, },">
            <text:p>{27, <text:s text:c="22"/>"rak.wav", <text:s text:c="22"/>"X_wiffel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28]&amp;&quot;,                       &quot;&amp;[.B28]&amp;&quot;,                       &quot;&amp;[.C28]&amp;&quot;,                       &quot;&amp;[.D28]&amp;&quot;, },&quot;" office:value-type="string" office:string-value="{28,                       &quot;rak.wav&quot;,                       &quot;X_rogges.wav&quot;,                       &quot;toef.wav&quot;, },">
            <text:p>{28, <text:s text:c="22"/>"rak.wav", <text:s text:c="22"/>"X_rogges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29]&amp;&quot;,                       &quot;&amp;[.B29]&amp;&quot;,                       &quot;&amp;[.C29]&amp;&quot;,                       &quot;&amp;[.D29]&amp;&quot;, },&quot;" office:value-type="string" office:string-value="{29,                       &quot;rak.wav&quot;,                       &quot;X_kengel.wav&quot;,                       &quot;toef.wav&quot;, },">
            <text:p>{29, <text:s text:c="22"/>"rak.wav", <text:s text:c="22"/>"X_kengel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30]&amp;&quot;,                       &quot;&amp;[.B30]&amp;&quot;,                       &quot;&amp;[.C30]&amp;&quot;,                       &quot;&amp;[.D30]&amp;&quot;, },&quot;" office:value-type="string" office:string-value="{30,                       &quot;rak.wav&quot;,                       &quot;X_kasi.wav&quot;,                       &quot;toef.wav&quot;, },">
            <text:p>{30, <text:s text:c="22"/>"rak.wav", <text:s text:c="22"/>"X_kasi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31]&amp;&quot;,                       &quot;&amp;[.B31]&amp;&quot;,                       &quot;&amp;[.C31]&amp;&quot;,                       &quot;&amp;[.D31]&amp;&quot;, },&quot;" office:value-type="string" office:string-value="{31,                       &quot;rak.wav&quot;,                       &quot;X_loga.wav&quot;,                       &quot;toef.wav&quot;, },">
            <text:p>{31, <text:s text:c="22"/>"rak.wav", <text:s text:c="22"/>"X_log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32]&amp;&quot;,                       &quot;&amp;[.B32]&amp;&quot;,                       &quot;&amp;[.C32]&amp;&quot;,                       &quot;&amp;[.D32]&amp;&quot;, },&quot;" office:value-type="string" office:string-value="{32,                       &quot;rak.wav&quot;,                       &quot;X_snigger.wav&quot;,                       &quot;toef.wav&quot;, },">
            <text:p>{32, <text:s text:c="22"/>"rak.wav", <text:s text:c="22"/>"X_snigger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33]&amp;&quot;,                       &quot;&amp;[.B33]&amp;&quot;,                       &quot;&amp;[.C33]&amp;&quot;,                       &quot;&amp;[.D33]&amp;&quot;, },&quot;" office:value-type="string" office:string-value="{33,                       &quot;rak.wav&quot;,                       &quot;X_noeba.wav&quot;,                       &quot;toef.wav&quot;, },">
            <text:p>{33, <text:s text:c="22"/>"rak.wav", <text:s text:c="22"/>"X_noeb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34]&amp;&quot;,                       &quot;&amp;[.B34]&amp;&quot;,                       &quot;&amp;[.C34]&amp;&quot;,                       &quot;&amp;[.D34]&amp;&quot;, },&quot;" office:value-type="string" office:string-value="{34,                       &quot;rak.wav&quot;,                       &quot;X_domo.wav&quot;,                       &quot;toef.wav&quot;, },">
            <text:p>{34, <text:s text:c="22"/>"rak.wav", <text:s text:c="22"/>"X_domo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35]&amp;&quot;,                       &quot;&amp;[.B35]&amp;&quot;,                       &quot;&amp;[.C35]&amp;&quot;,                       &quot;&amp;[.D35]&amp;&quot;, },&quot;" office:value-type="string" office:string-value="{35,                       &quot;rak.wav&quot;,                       &quot;X_wadim.wav&quot;,                       &quot;toef.wav&quot;, },">
            <text:p>{35, <text:s text:c="22"/>"rak.wav", <text:s text:c="22"/>"X_wadi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36]&amp;&quot;,                       &quot;&amp;[.B36]&amp;&quot;,                       &quot;&amp;[.C36]&amp;&quot;,                       &quot;&amp;[.D36]&amp;&quot;, },&quot;" office:value-type="string" office:string-value="{36,                       &quot;rak.wav&quot;,                       &quot;X_banip.wav&quot;,                       &quot;toef.wav&quot;, },">
            <text:p>{36, <text:s text:c="22"/>"rak.wav", <text:s text:c="22"/>"X_banip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37]&amp;&quot;,                       &quot;&amp;[.B37]&amp;&quot;,                       &quot;&amp;[.C37]&amp;&quot;,                       &quot;&amp;[.D37]&amp;&quot;, },&quot;" office:value-type="string" office:string-value="{37,                       &quot;rak.wav&quot;,                       &quot;X_rajee.wav&quot;,                       &quot;toef.wav&quot;, },">
            <text:p>{37, <text:s text:c="22"/>"rak.wav", <text:s text:c="22"/>"X_rajee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38]&amp;&quot;,                       &quot;&amp;[.B38]&amp;&quot;,                       &quot;&amp;[.C38]&amp;&quot;,                       &quot;&amp;[.D38]&amp;&quot;, },&quot;" office:value-type="string" office:string-value="{38,                       &quot;rak.wav&quot;,                       &quot;X_plizet.wav&quot;,                       &quot;toef.wav&quot;, },">
            <text:p>{38, <text:s text:c="22"/>"rak.wav", <text:s text:c="22"/>"X_plizet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39]&amp;&quot;,                       &quot;&amp;[.B39]&amp;&quot;,                       &quot;&amp;[.C39]&amp;&quot;,                       &quot;&amp;[.D39]&amp;&quot;, },&quot;" office:value-type="string" office:string-value="{39,                       &quot;rak.wav&quot;,                       &quot;X_naspoe.wav&quot;,                       &quot;toef.wav&quot;, },">
            <text:p>{39, <text:s text:c="22"/>"rak.wav", <text:s text:c="22"/>"X_naspoe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40]&amp;&quot;,                       &quot;&amp;[.B40]&amp;&quot;,                       &quot;&amp;[.C40]&amp;&quot;,                       &quot;&amp;[.D40]&amp;&quot;, },&quot;" office:value-type="string" office:string-value="{40,                       &quot;rak.wav&quot;,                       &quot;X_fidan.wav&quot;,                       &quot;toef.wav&quot;, },">
            <text:p>{40, <text:s text:c="22"/>"rak.wav", <text:s text:c="22"/>"X_fidan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41]&amp;&quot;,                       &quot;&amp;[.B41]&amp;&quot;,                       &quot;&amp;[.C41]&amp;&quot;,                       &quot;&amp;[.D41]&amp;&quot;, },&quot;" office:value-type="string" office:string-value="{41,                       &quot;rak.wav&quot;,                       &quot;X_nilbo.wav&quot;,                       &quot;toef.wav&quot;, },">
            <text:p>{41, <text:s text:c="22"/>"rak.wav", <text:s text:c="22"/>"X_nilbo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42]&amp;&quot;,                       &quot;&amp;[.B42]&amp;&quot;,                       &quot;&amp;[.C42]&amp;&quot;,                       &quot;&amp;[.D42]&amp;&quot;, },&quot;" office:value-type="string" office:string-value="{42,                       &quot;rak.wav&quot;,                       &quot;X_poemer.wav&quot;,                       &quot;toef.wav&quot;, },">
            <text:p>{42, <text:s text:c="22"/>"rak.wav", <text:s text:c="22"/>"X_poemer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43]&amp;&quot;,                       &quot;&amp;[.B43]&amp;&quot;,                       &quot;&amp;[.C43]&amp;&quot;,                       &quot;&amp;[.D43]&amp;&quot;, },&quot;" office:value-type="string" office:string-value="{43,                       &quot;rak.wav&quot;,                       &quot;X_tita.wav&quot;,                       &quot;toef.wav&quot;, },">
            <text:p>{43, <text:s text:c="22"/>"rak.wav", <text:s text:c="22"/>"X_tit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44]&amp;&quot;,                       &quot;&amp;[.B44]&amp;&quot;,                       &quot;&amp;[.C44]&amp;&quot;,                       &quot;&amp;[.D44]&amp;&quot;, },&quot;" office:value-type="string" office:string-value="{44,                       &quot;rak.wav&quot;,                       &quot;X_bensim.wav&quot;,                       &quot;toef.wav&quot;, },">
            <text:p>{44, <text:s text:c="22"/>"rak.wav", <text:s text:c="22"/>"X_bensi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45]&amp;&quot;,                       &quot;&amp;[.B45]&amp;&quot;,                       &quot;&amp;[.C45]&amp;&quot;,                       &quot;&amp;[.D45]&amp;&quot;, },&quot;" office:value-type="string" office:string-value="{45,                       &quot;rak.wav&quot;,                       &quot;X_gopem.wav&quot;,                       &quot;toef.wav&quot;, },">
            <text:p>{45, <text:s text:c="22"/>"rak.wav", <text:s text:c="22"/>"X_gope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46]&amp;&quot;,                       &quot;&amp;[.B46]&amp;&quot;,                       &quot;&amp;[.C46]&amp;&quot;,                       &quot;&amp;[.D46]&amp;&quot;, },&quot;" office:value-type="string" office:string-value="{46,                       &quot;rak.wav&quot;,                       &quot;X_sulep.wav&quot;,                       &quot;toef.wav&quot;, },">
            <text:p>{46, <text:s text:c="22"/>"rak.wav", <text:s text:c="22"/>"X_sulep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47]&amp;&quot;,                       &quot;&amp;[.B47]&amp;&quot;,                       &quot;&amp;[.C47]&amp;&quot;,                       &quot;&amp;[.D47]&amp;&quot;, },&quot;" office:value-type="string" office:string-value="{47,                       &quot;rak.wav&quot;,                       &quot;X_hiftam.wav&quot;,                       &quot;toef.wav&quot;, },">
            <text:p>{47, <text:s text:c="22"/>"rak.wav", <text:s text:c="22"/>"X_hifta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48]&amp;&quot;,                       &quot;&amp;[.B48]&amp;&quot;,                       &quot;&amp;[.C48]&amp;&quot;,                       &quot;&amp;[.D48]&amp;&quot;, },&quot;" office:value-type="string" office:string-value="{48,                       &quot;rak.wav&quot;,                       &quot;X_vami.wav&quot;,                       &quot;toef.wav&quot;, },">
            <text:p>{48, <text:s text:c="22"/>"rak.wav", <text:s text:c="22"/>"X_vami.wav", <text:s text:c="22"/>"toef.wav", },</text:p>
          </table:table-cell>
          <table:table-cell table:number-columns-repeated="9"/>
        </table:table-row>
      </table:table>
      <table:table table:name="toef_RL_S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1]&amp;&quot;,                       &quot;&amp;[.B1]&amp;&quot;,                       &quot;&amp;[.C1]&amp;&quot;,                       &quot;&amp;[.D1]&amp;&quot;, },&quot;" office:value-type="string" office:string-value="{1,                       &quot;sot.wav&quot;,                       &quot;X_mofig.wav&quot;,                       &quot;toef.wav&quot;, },">
            <text:p>{1, <text:s text:c="22"/>"sot.wav", <text:s text:c="22"/>"X_mofig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]&amp;&quot;,                       &quot;&amp;[.B2]&amp;&quot;,                       &quot;&amp;[.C2]&amp;&quot;,                       &quot;&amp;[.D2]&amp;&quot;, },&quot;" office:value-type="string" office:string-value="{2,                       &quot;sot.wav&quot;,                       &quot;X_seta.wav&quot;,                       &quot;toef.wav&quot;, },">
            <text:p>{2, <text:s text:c="22"/>"sot.wav", <text:s text:c="22"/>"X_set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3]&amp;&quot;,                       &quot;&amp;[.B3]&amp;&quot;,                       &quot;&amp;[.C3]&amp;&quot;,                       &quot;&amp;[.D3]&amp;&quot;, },&quot;" office:value-type="string" office:string-value="{3,                       &quot;sot.wav&quot;,                       &quot;X_wiffel.wav&quot;,                       &quot;toef.wav&quot;, },">
            <text:p>{3, <text:s text:c="22"/>"sot.wav", <text:s text:c="22"/>"X_wiffel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4]&amp;&quot;,                       &quot;&amp;[.B4]&amp;&quot;,                       &quot;&amp;[.C4]&amp;&quot;,                       &quot;&amp;[.D4]&amp;&quot;, },&quot;" office:value-type="string" office:string-value="{4,                       &quot;sot.wav&quot;,                       &quot;X_rogges.wav&quot;,                       &quot;toef.wav&quot;, },">
            <text:p>{4, <text:s text:c="22"/>"sot.wav", <text:s text:c="22"/>"X_rogges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5]&amp;&quot;,                       &quot;&amp;[.B5]&amp;&quot;,                       &quot;&amp;[.C5]&amp;&quot;,                       &quot;&amp;[.D5]&amp;&quot;, },&quot;" office:value-type="string" office:string-value="{5,                       &quot;sot.wav&quot;,                       &quot;X_kengel.wav&quot;,                       &quot;toef.wav&quot;, },">
            <text:p>{5, <text:s text:c="22"/>"sot.wav", <text:s text:c="22"/>"X_kengel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6]&amp;&quot;,                       &quot;&amp;[.B6]&amp;&quot;,                       &quot;&amp;[.C6]&amp;&quot;,                       &quot;&amp;[.D6]&amp;&quot;, },&quot;" office:value-type="string" office:string-value="{6,                       &quot;sot.wav&quot;,                       &quot;X_kasi.wav&quot;,                       &quot;toef.wav&quot;, },">
            <text:p>{6, <text:s text:c="22"/>"sot.wav", <text:s text:c="22"/>"X_kasi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7]&amp;&quot;,                       &quot;&amp;[.B7]&amp;&quot;,                       &quot;&amp;[.C7]&amp;&quot;,                       &quot;&amp;[.D7]&amp;&quot;, },&quot;" office:value-type="string" office:string-value="{7,                       &quot;sot.wav&quot;,                       &quot;X_loga.wav&quot;,                       &quot;toef.wav&quot;, },">
            <text:p>{7, <text:s text:c="22"/>"sot.wav", <text:s text:c="22"/>"X_log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8]&amp;&quot;,                       &quot;&amp;[.B8]&amp;&quot;,                       &quot;&amp;[.C8]&amp;&quot;,                       &quot;&amp;[.D8]&amp;&quot;, },&quot;" office:value-type="string" office:string-value="{8,                       &quot;sot.wav&quot;,                       &quot;X_snigger.wav&quot;,                       &quot;toef.wav&quot;, },">
            <text:p>{8, <text:s text:c="22"/>"sot.wav", <text:s text:c="22"/>"X_snigger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9]&amp;&quot;,                       &quot;&amp;[.B9]&amp;&quot;,                       &quot;&amp;[.C9]&amp;&quot;,                       &quot;&amp;[.D9]&amp;&quot;, },&quot;" office:value-type="string" office:string-value="{9,                       &quot;sot.wav&quot;,                       &quot;X_noeba.wav&quot;,                       &quot;toef.wav&quot;, },">
            <text:p>{9, <text:s text:c="22"/>"sot.wav", <text:s text:c="22"/>"X_noeb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10]&amp;&quot;,                       &quot;&amp;[.B10]&amp;&quot;,                       &quot;&amp;[.C10]&amp;&quot;,                       &quot;&amp;[.D10]&amp;&quot;, },&quot;" office:value-type="string" office:string-value="{10,                       &quot;sot.wav&quot;,                       &quot;X_domo.wav&quot;,                       &quot;toef.wav&quot;, },">
            <text:p>{10, <text:s text:c="22"/>"sot.wav", <text:s text:c="22"/>"X_domo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11]&amp;&quot;,                       &quot;&amp;[.B11]&amp;&quot;,                       &quot;&amp;[.C11]&amp;&quot;,                       &quot;&amp;[.D11]&amp;&quot;, },&quot;" office:value-type="string" office:string-value="{11,                       &quot;sot.wav&quot;,                       &quot;X_wadim.wav&quot;,                       &quot;toef.wav&quot;, },">
            <text:p>{11, <text:s text:c="22"/>"sot.wav", <text:s text:c="22"/>"X_wadi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12]&amp;&quot;,                       &quot;&amp;[.B12]&amp;&quot;,                       &quot;&amp;[.C12]&amp;&quot;,                       &quot;&amp;[.D12]&amp;&quot;, },&quot;" office:value-type="string" office:string-value="{12,                       &quot;sot.wav&quot;,                       &quot;X_banip.wav&quot;,                       &quot;toef.wav&quot;, },">
            <text:p>{12, <text:s text:c="22"/>"sot.wav", <text:s text:c="22"/>"X_banip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13]&amp;&quot;,                       &quot;&amp;[.B13]&amp;&quot;,                       &quot;&amp;[.C13]&amp;&quot;,                       &quot;&amp;[.D13]&amp;&quot;, },&quot;" office:value-type="string" office:string-value="{13,                       &quot;sot.wav&quot;,                       &quot;X_rajee.wav&quot;,                       &quot;toef.wav&quot;, },">
            <text:p>{13, <text:s text:c="22"/>"sot.wav", <text:s text:c="22"/>"X_rajee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14]&amp;&quot;,                       &quot;&amp;[.B14]&amp;&quot;,                       &quot;&amp;[.C14]&amp;&quot;,                       &quot;&amp;[.D14]&amp;&quot;, },&quot;" office:value-type="string" office:string-value="{14,                       &quot;sot.wav&quot;,                       &quot;X_plizet.wav&quot;,                       &quot;toef.wav&quot;, },">
            <text:p>{14, <text:s text:c="22"/>"sot.wav", <text:s text:c="22"/>"X_plizet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15]&amp;&quot;,                       &quot;&amp;[.B15]&amp;&quot;,                       &quot;&amp;[.C15]&amp;&quot;,                       &quot;&amp;[.D15]&amp;&quot;, },&quot;" office:value-type="string" office:string-value="{15,                       &quot;sot.wav&quot;,                       &quot;X_naspoe.wav&quot;,                       &quot;toef.wav&quot;, },">
            <text:p>{15, <text:s text:c="22"/>"sot.wav", <text:s text:c="22"/>"X_naspoe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16]&amp;&quot;,                       &quot;&amp;[.B16]&amp;&quot;,                       &quot;&amp;[.C16]&amp;&quot;,                       &quot;&amp;[.D16]&amp;&quot;, },&quot;" office:value-type="string" office:string-value="{16,                       &quot;sot.wav&quot;,                       &quot;X_fidan.wav&quot;,                       &quot;toef.wav&quot;, },">
            <text:p>{16, <text:s text:c="22"/>"sot.wav", <text:s text:c="22"/>"X_fidan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17]&amp;&quot;,                       &quot;&amp;[.B17]&amp;&quot;,                       &quot;&amp;[.C17]&amp;&quot;,                       &quot;&amp;[.D17]&amp;&quot;, },&quot;" office:value-type="string" office:string-value="{17,                       &quot;sot.wav&quot;,                       &quot;X_nilbo.wav&quot;,                       &quot;toef.wav&quot;, },">
            <text:p>{17, <text:s text:c="22"/>"sot.wav", <text:s text:c="22"/>"X_nilbo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18]&amp;&quot;,                       &quot;&amp;[.B18]&amp;&quot;,                       &quot;&amp;[.C18]&amp;&quot;,                       &quot;&amp;[.D18]&amp;&quot;, },&quot;" office:value-type="string" office:string-value="{18,                       &quot;sot.wav&quot;,                       &quot;X_poemer.wav&quot;,                       &quot;toef.wav&quot;, },">
            <text:p>{18, <text:s text:c="22"/>"sot.wav", <text:s text:c="22"/>"X_poemer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19]&amp;&quot;,                       &quot;&amp;[.B19]&amp;&quot;,                       &quot;&amp;[.C19]&amp;&quot;,                       &quot;&amp;[.D19]&amp;&quot;, },&quot;" office:value-type="string" office:string-value="{19,                       &quot;sot.wav&quot;,                       &quot;X_tita.wav&quot;,                       &quot;toef.wav&quot;, },">
            <text:p>{19, <text:s text:c="22"/>"sot.wav", <text:s text:c="22"/>"X_tita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20]&amp;&quot;,                       &quot;&amp;[.B20]&amp;&quot;,                       &quot;&amp;[.C20]&amp;&quot;,                       &quot;&amp;[.D20]&amp;&quot;, },&quot;" office:value-type="string" office:string-value="{20,                       &quot;sot.wav&quot;,                       &quot;X_bensim.wav&quot;,                       &quot;toef.wav&quot;, },">
            <text:p>{20, <text:s text:c="22"/>"sot.wav", <text:s text:c="22"/>"X_bensi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21]&amp;&quot;,                       &quot;&amp;[.B21]&amp;&quot;,                       &quot;&amp;[.C21]&amp;&quot;,                       &quot;&amp;[.D21]&amp;&quot;, },&quot;" office:value-type="string" office:string-value="{21,                       &quot;sot.wav&quot;,                       &quot;X_gopem.wav&quot;,                       &quot;toef.wav&quot;, },">
            <text:p>{21, <text:s text:c="22"/>"sot.wav", <text:s text:c="22"/>"X_gope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22]&amp;&quot;,                       &quot;&amp;[.B22]&amp;&quot;,                       &quot;&amp;[.C22]&amp;&quot;,                       &quot;&amp;[.D22]&amp;&quot;, },&quot;" office:value-type="string" office:string-value="{22,                       &quot;sot.wav&quot;,                       &quot;X_sulep.wav&quot;,                       &quot;toef.wav&quot;, },">
            <text:p>{22, <text:s text:c="22"/>"sot.wav", <text:s text:c="22"/>"X_sulep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23]&amp;&quot;,                       &quot;&amp;[.B23]&amp;&quot;,                       &quot;&amp;[.C23]&amp;&quot;,                       &quot;&amp;[.D23]&amp;&quot;, },&quot;" office:value-type="string" office:string-value="{23,                       &quot;sot.wav&quot;,                       &quot;X_hiftam.wav&quot;,                       &quot;toef.wav&quot;, },">
            <text:p>{23, <text:s text:c="22"/>"sot.wav", <text:s text:c="22"/>"X_hiftam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24]&amp;&quot;,                       &quot;&amp;[.B24]&amp;&quot;,                       &quot;&amp;[.C24]&amp;&quot;,                       &quot;&amp;[.D24]&amp;&quot;, },&quot;" office:value-type="string" office:string-value="{24,                       &quot;sot.wav&quot;,                       &quot;X_vami.wav&quot;,                       &quot;toef.wav&quot;, },">
            <text:p>{24, <text:s text:c="22"/>"sot.wav", <text:s text:c="22"/>"X_vami.wav", <text:s text:c="22"/>"toef.wav", },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&quot;{&quot;&amp;[.A25]&amp;&quot;,                       &quot;&amp;[.B25]&amp;&quot;,                       &quot;&amp;[.C25]&amp;&quot;,                       &quot;&amp;[.D25]&amp;&quot;, },&quot;" office:value-type="string" office:string-value="{25,                       &quot;rak.wav&quot;,                       &quot;X_mofig.wav&quot;,                       &quot;lut.wav&quot;, },">
            <text:p>{25, <text:s text:c="22"/>"rak.wav", <text:s text:c="22"/>"X_mofig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&quot;{&quot;&amp;[.A26]&amp;&quot;,                       &quot;&amp;[.B26]&amp;&quot;,                       &quot;&amp;[.C26]&amp;&quot;,                       &quot;&amp;[.D26]&amp;&quot;, },&quot;" office:value-type="string" office:string-value="{26,                       &quot;rak.wav&quot;,                       &quot;X_seta.wav&quot;,                       &quot;lut.wav&quot;, },">
            <text:p>{26, <text:s text:c="22"/>"rak.wav", <text:s text:c="22"/>"X_seta.wav", <text:s text:c="22"/>"lut.wav", },</text:p>
          </table:table-cell>
          <table:table-cell table:number-columns-repeated="8"/>
          <table:table-cell office:value-type="string">
            <text:p>=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&quot;{&quot;&amp;[.A27]&amp;&quot;,                       &quot;&amp;[.B27]&amp;&quot;,                       &quot;&amp;[.C27]&amp;&quot;,                       &quot;&amp;[.D27]&amp;&quot;, },&quot;" office:value-type="string" office:string-value="{27,                       &quot;rak.wav&quot;,                       &quot;X_wiffel.wav&quot;,                       &quot;lut.wav&quot;, },">
            <text:p>{27, <text:s text:c="22"/>"rak.wav", <text:s text:c="22"/>"X_wiffel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&quot;{&quot;&amp;[.A28]&amp;&quot;,                       &quot;&amp;[.B28]&amp;&quot;,                       &quot;&amp;[.C28]&amp;&quot;,                       &quot;&amp;[.D28]&amp;&quot;, },&quot;" office:value-type="string" office:string-value="{28,                       &quot;rak.wav&quot;,                       &quot;X_rogges.wav&quot;,                       &quot;lut.wav&quot;, },">
            <text:p>{28, <text:s text:c="22"/>"rak.wav", <text:s text:c="22"/>"X_rogges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&quot;{&quot;&amp;[.A29]&amp;&quot;,                       &quot;&amp;[.B29]&amp;&quot;,                       &quot;&amp;[.C29]&amp;&quot;,                       &quot;&amp;[.D29]&amp;&quot;, },&quot;" office:value-type="string" office:string-value="{29,                       &quot;rak.wav&quot;,                       &quot;X_kengel.wav&quot;,                       &quot;lut.wav&quot;, },">
            <text:p>{29, <text:s text:c="22"/>"rak.wav", <text:s text:c="22"/>"X_kengel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&quot;{&quot;&amp;[.A30]&amp;&quot;,                       &quot;&amp;[.B30]&amp;&quot;,                       &quot;&amp;[.C30]&amp;&quot;,                       &quot;&amp;[.D30]&amp;&quot;, },&quot;" office:value-type="string" office:string-value="{30,                       &quot;rak.wav&quot;,                       &quot;X_kasi.wav&quot;,                       &quot;lut.wav&quot;, },">
            <text:p>{30, <text:s text:c="22"/>"rak.wav", <text:s text:c="22"/>"X_kasi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&quot;{&quot;&amp;[.A31]&amp;&quot;,                       &quot;&amp;[.B31]&amp;&quot;,                       &quot;&amp;[.C31]&amp;&quot;,                       &quot;&amp;[.D31]&amp;&quot;, },&quot;" office:value-type="string" office:string-value="{31,                       &quot;rak.wav&quot;,                       &quot;X_loga.wav&quot;,                       &quot;lut.wav&quot;, },">
            <text:p>{31, <text:s text:c="22"/>"rak.wav", <text:s text:c="22"/>"X_loga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&quot;{&quot;&amp;[.A32]&amp;&quot;,                       &quot;&amp;[.B32]&amp;&quot;,                       &quot;&amp;[.C32]&amp;&quot;,                       &quot;&amp;[.D32]&amp;&quot;, },&quot;" office:value-type="string" office:string-value="{32,                       &quot;rak.wav&quot;,                       &quot;X_snigger.wav&quot;,                       &quot;lut.wav&quot;, },">
            <text:p>{32, <text:s text:c="22"/>"rak.wav", <text:s text:c="22"/>"X_snigger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&quot;{&quot;&amp;[.A33]&amp;&quot;,                       &quot;&amp;[.B33]&amp;&quot;,                       &quot;&amp;[.C33]&amp;&quot;,                       &quot;&amp;[.D33]&amp;&quot;, },&quot;" office:value-type="string" office:string-value="{33,                       &quot;rak.wav&quot;,                       &quot;X_noeba.wav&quot;,                       &quot;lut.wav&quot;, },">
            <text:p>{33, <text:s text:c="22"/>"rak.wav", <text:s text:c="22"/>"X_noeba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&quot;{&quot;&amp;[.A34]&amp;&quot;,                       &quot;&amp;[.B34]&amp;&quot;,                       &quot;&amp;[.C34]&amp;&quot;,                       &quot;&amp;[.D34]&amp;&quot;, },&quot;" office:value-type="string" office:string-value="{34,                       &quot;rak.wav&quot;,                       &quot;X_domo.wav&quot;,                       &quot;lut.wav&quot;, },">
            <text:p>{34, <text:s text:c="22"/>"rak.wav", <text:s text:c="22"/>"X_domo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&quot;{&quot;&amp;[.A35]&amp;&quot;,                       &quot;&amp;[.B35]&amp;&quot;,                       &quot;&amp;[.C35]&amp;&quot;,                       &quot;&amp;[.D35]&amp;&quot;, },&quot;" office:value-type="string" office:string-value="{35,                       &quot;rak.wav&quot;,                       &quot;X_wadim.wav&quot;,                       &quot;lut.wav&quot;, },">
            <text:p>{35, <text:s text:c="22"/>"rak.wav", <text:s text:c="22"/>"X_wadim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&quot;{&quot;&amp;[.A36]&amp;&quot;,                       &quot;&amp;[.B36]&amp;&quot;,                       &quot;&amp;[.C36]&amp;&quot;,                       &quot;&amp;[.D36]&amp;&quot;, },&quot;" office:value-type="string" office:string-value="{36,                       &quot;rak.wav&quot;,                       &quot;X_banip.wav&quot;,                       &quot;lut.wav&quot;, },">
            <text:p>{36, <text:s text:c="22"/>"rak.wav", <text:s text:c="22"/>"X_banip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&quot;{&quot;&amp;[.A37]&amp;&quot;,                       &quot;&amp;[.B37]&amp;&quot;,                       &quot;&amp;[.C37]&amp;&quot;,                       &quot;&amp;[.D37]&amp;&quot;, },&quot;" office:value-type="string" office:string-value="{37,                       &quot;rak.wav&quot;,                       &quot;X_rajee.wav&quot;,                       &quot;lut.wav&quot;, },">
            <text:p>{37, <text:s text:c="22"/>"rak.wav", <text:s text:c="22"/>"X_rajee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&quot;{&quot;&amp;[.A38]&amp;&quot;,                       &quot;&amp;[.B38]&amp;&quot;,                       &quot;&amp;[.C38]&amp;&quot;,                       &quot;&amp;[.D38]&amp;&quot;, },&quot;" office:value-type="string" office:string-value="{38,                       &quot;rak.wav&quot;,                       &quot;X_plizet.wav&quot;,                       &quot;lut.wav&quot;, },">
            <text:p>{38, <text:s text:c="22"/>"rak.wav", <text:s text:c="22"/>"X_plizet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&quot;{&quot;&amp;[.A39]&amp;&quot;,                       &quot;&amp;[.B39]&amp;&quot;,                       &quot;&amp;[.C39]&amp;&quot;,                       &quot;&amp;[.D39]&amp;&quot;, },&quot;" office:value-type="string" office:string-value="{39,                       &quot;rak.wav&quot;,                       &quot;X_naspoe.wav&quot;,                       &quot;lut.wav&quot;, },">
            <text:p>{39, <text:s text:c="22"/>"rak.wav", <text:s text:c="22"/>"X_naspoe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&quot;{&quot;&amp;[.A40]&amp;&quot;,                       &quot;&amp;[.B40]&amp;&quot;,                       &quot;&amp;[.C40]&amp;&quot;,                       &quot;&amp;[.D40]&amp;&quot;, },&quot;" office:value-type="string" office:string-value="{40,                       &quot;rak.wav&quot;,                       &quot;X_fidan.wav&quot;,                       &quot;lut.wav&quot;, },">
            <text:p>{40, <text:s text:c="22"/>"rak.wav", <text:s text:c="22"/>"X_fidan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&quot;{&quot;&amp;[.A41]&amp;&quot;,                       &quot;&amp;[.B41]&amp;&quot;,                       &quot;&amp;[.C41]&amp;&quot;,                       &quot;&amp;[.D41]&amp;&quot;, },&quot;" office:value-type="string" office:string-value="{41,                       &quot;rak.wav&quot;,                       &quot;X_nilbo.wav&quot;,                       &quot;lut.wav&quot;, },">
            <text:p>{41, <text:s text:c="22"/>"rak.wav", <text:s text:c="22"/>"X_nilbo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&quot;{&quot;&amp;[.A42]&amp;&quot;,                       &quot;&amp;[.B42]&amp;&quot;,                       &quot;&amp;[.C42]&amp;&quot;,                       &quot;&amp;[.D42]&amp;&quot;, },&quot;" office:value-type="string" office:string-value="{42,                       &quot;rak.wav&quot;,                       &quot;X_poemer.wav&quot;,                       &quot;lut.wav&quot;, },">
            <text:p>{42, <text:s text:c="22"/>"rak.wav", <text:s text:c="22"/>"X_poemer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&quot;{&quot;&amp;[.A43]&amp;&quot;,                       &quot;&amp;[.B43]&amp;&quot;,                       &quot;&amp;[.C43]&amp;&quot;,                       &quot;&amp;[.D43]&amp;&quot;, },&quot;" office:value-type="string" office:string-value="{43,                       &quot;rak.wav&quot;,                       &quot;X_tita.wav&quot;,                       &quot;lut.wav&quot;, },">
            <text:p>{43, <text:s text:c="22"/>"rak.wav", <text:s text:c="22"/>"X_tita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&quot;{&quot;&amp;[.A44]&amp;&quot;,                       &quot;&amp;[.B44]&amp;&quot;,                       &quot;&amp;[.C44]&amp;&quot;,                       &quot;&amp;[.D44]&amp;&quot;, },&quot;" office:value-type="string" office:string-value="{44,                       &quot;rak.wav&quot;,                       &quot;X_bensim.wav&quot;,                       &quot;lut.wav&quot;, },">
            <text:p>{44, <text:s text:c="22"/>"rak.wav", <text:s text:c="22"/>"X_bensim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&quot;{&quot;&amp;[.A45]&amp;&quot;,                       &quot;&amp;[.B45]&amp;&quot;,                       &quot;&amp;[.C45]&amp;&quot;,                       &quot;&amp;[.D45]&amp;&quot;, },&quot;" office:value-type="string" office:string-value="{45,                       &quot;rak.wav&quot;,                       &quot;X_gopem.wav&quot;,                       &quot;lut.wav&quot;, },">
            <text:p>{45, <text:s text:c="22"/>"rak.wav", <text:s text:c="22"/>"X_gopem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&quot;{&quot;&amp;[.A46]&amp;&quot;,                       &quot;&amp;[.B46]&amp;&quot;,                       &quot;&amp;[.C46]&amp;&quot;,                       &quot;&amp;[.D46]&amp;&quot;, },&quot;" office:value-type="string" office:string-value="{46,                       &quot;rak.wav&quot;,                       &quot;X_sulep.wav&quot;,                       &quot;lut.wav&quot;, },">
            <text:p>{46, <text:s text:c="22"/>"rak.wav", <text:s text:c="22"/>"X_sulep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&quot;{&quot;&amp;[.A47]&amp;&quot;,                       &quot;&amp;[.B47]&amp;&quot;,                       &quot;&amp;[.C47]&amp;&quot;,                       &quot;&amp;[.D47]&amp;&quot;, },&quot;" office:value-type="string" office:string-value="{47,                       &quot;rak.wav&quot;,                       &quot;X_hiftam.wav&quot;,                       &quot;lut.wav&quot;, },">
            <text:p>{47, <text:s text:c="22"/>"rak.wav", <text:s text:c="22"/>"X_hiftam.wav", <text:s text:c="22"/>"lut.wav", },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&quot;{&quot;&amp;[.A48]&amp;&quot;,                       &quot;&amp;[.B40]&amp;&quot;,                       &quot;&amp;[.C48]&amp;&quot;,                       &quot;&amp;[.D48]&amp;&quot;, },&quot;" office:value-type="string" office:string-value="{48,                       &quot;rak.wav&quot;,                       &quot;X_vami.wav&quot;,                       &quot;lut.wav&quot;, },">
            <text:p>{48, <text:s text:c="22"/>"rak.wav", <text:s text:c="22"/>"X_vami.wav", <text:s text:c="22"/>"lut.wav", },</text:p>
          </table:table-cell>
          <table:table-cell table:number-columns-repeated="9"/>
        </table:table-row>
        <table:table-row table:style-name="ro3" table:number-rows-repeated="1048527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lut_RT_SL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&quot;{&quot;&amp;[.A1]&amp;&quot;,                       &quot;&amp;[.B1]&amp;&quot;,                       &quot;&amp;[.C1]&amp;&quot;,                       &quot;&amp;[.D1]&amp;&quot;, },&quot;" office:value-type="string" office:string-value="{1,                       &quot;sot.wav&quot;,                       &quot;X_mofig.wav&quot;,                       &quot;lut.wav&quot;, },">
            <text:p>{1, <text:s text:c="22"/>"sot.wav", <text:s text:c="22"/>"X_mofig.wav", <text:s text:c="22"/>"lut.wav", 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&quot;{&quot;&amp;[.A2]&amp;&quot;,                       &quot;&amp;[.B2]&amp;&quot;,                       &quot;&amp;[.C2]&amp;&quot;,                       &quot;&amp;[.D2]&amp;&quot;, },&quot;" office:value-type="string" office:string-value="{2,                       &quot;sot.wav&quot;,                       &quot;X_seta.wav&quot;,                       &quot;lut.wav&quot;, },">
            <text:p>{2, <text:s text:c="22"/>"sot.wav", <text:s text:c="22"/>"X_seta.wav", <text:s text:c="22"/>"lut.wav", 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&quot;{&quot;&amp;[.A3]&amp;&quot;,                       &quot;&amp;[.B3]&amp;&quot;,                       &quot;&amp;[.C3]&amp;&quot;,                       &quot;&amp;[.D3]&amp;&quot;, },&quot;" office:value-type="string" office:string-value="{3,                       &quot;sot.wav&quot;,                       &quot;X_wiffel.wav&quot;,                       &quot;lut.wav&quot;, },">
            <text:p>{3, <text:s text:c="22"/>"sot.wav", <text:s text:c="22"/>"X_wiffel.wav", <text:s text:c="22"/>"lut.wav", 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&quot;{&quot;&amp;[.A4]&amp;&quot;,                       &quot;&amp;[.B4]&amp;&quot;,                       &quot;&amp;[.C4]&amp;&quot;,                       &quot;&amp;[.D4]&amp;&quot;, },&quot;" office:value-type="string" office:string-value="{4,                       &quot;sot.wav&quot;,                       &quot;X_rogges.wav&quot;,                       &quot;lut.wav&quot;, },">
            <text:p>{4, <text:s text:c="22"/>"sot.wav", <text:s text:c="22"/>"X_rogges.wav", <text:s text:c="22"/>"lut.wav", }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&quot;{&quot;&amp;[.A5]&amp;&quot;,                       &quot;&amp;[.B5]&amp;&quot;,                       &quot;&amp;[.C5]&amp;&quot;,                       &quot;&amp;[.D5]&amp;&quot;, },&quot;" office:value-type="string" office:string-value="{5,                       &quot;sot.wav&quot;,                       &quot;X_kengel.wav&quot;,                       &quot;lut.wav&quot;, },">
            <text:p>{5, <text:s text:c="22"/>"sot.wav", <text:s text:c="22"/>"X_kengel.wav", <text:s text:c="22"/>"lut.wav", 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&quot;{&quot;&amp;[.A6]&amp;&quot;,                       &quot;&amp;[.B6]&amp;&quot;,                       &quot;&amp;[.C6]&amp;&quot;,                       &quot;&amp;[.D6]&amp;&quot;, },&quot;" office:value-type="string" office:string-value="{6,                       &quot;sot.wav&quot;,                       &quot;X_kasi.wav&quot;,                       &quot;lut.wav&quot;, },">
            <text:p>{6, <text:s text:c="22"/>"sot.wav", <text:s text:c="22"/>"X_kasi.wav", <text:s text:c="22"/>"lut.wav", 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&quot;{&quot;&amp;[.A7]&amp;&quot;,                       &quot;&amp;[.B7]&amp;&quot;,                       &quot;&amp;[.C7]&amp;&quot;,                       &quot;&amp;[.D7]&amp;&quot;, },&quot;" office:value-type="string" office:string-value="{7,                       &quot;sot.wav&quot;,                       &quot;X_loga.wav&quot;,                       &quot;lut.wav&quot;, },">
            <text:p>{7, <text:s text:c="22"/>"sot.wav", <text:s text:c="22"/>"X_loga.wav", <text:s text:c="22"/>"lut.wav", }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&quot;{&quot;&amp;[.A8]&amp;&quot;,                       &quot;&amp;[.B8]&amp;&quot;,                       &quot;&amp;[.C8]&amp;&quot;,                       &quot;&amp;[.D8]&amp;&quot;, },&quot;" office:value-type="string" office:string-value="{8,                       &quot;sot.wav&quot;,                       &quot;X_snigger.wav&quot;,                       &quot;lut.wav&quot;, },">
            <text:p>{8, <text:s text:c="22"/>"sot.wav", <text:s text:c="22"/>"X_snigger.wav", <text:s text:c="22"/>"lut.wav", }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&quot;{&quot;&amp;[.A9]&amp;&quot;,                       &quot;&amp;[.B9]&amp;&quot;,                       &quot;&amp;[.C9]&amp;&quot;,                       &quot;&amp;[.D9]&amp;&quot;, },&quot;" office:value-type="string" office:string-value="{9,                       &quot;sot.wav&quot;,                       &quot;X_noeba.wav&quot;,                       &quot;lut.wav&quot;, },">
            <text:p>{9, <text:s text:c="22"/>"sot.wav", <text:s text:c="22"/>"X_noeba.wav", <text:s text:c="22"/>"lut.wav", 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&quot;{&quot;&amp;[.A10]&amp;&quot;,                       &quot;&amp;[.B10]&amp;&quot;,                       &quot;&amp;[.C10]&amp;&quot;,                       &quot;&amp;[.D10]&amp;&quot;, },&quot;" office:value-type="string" office:string-value="{10,                       &quot;sot.wav&quot;,                       &quot;X_domo.wav&quot;,                       &quot;lut.wav&quot;, },">
            <text:p>{10, <text:s text:c="22"/>"sot.wav", <text:s text:c="22"/>"X_domo.wav", <text:s text:c="22"/>"lut.wav", 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&quot;{&quot;&amp;[.A11]&amp;&quot;,                       &quot;&amp;[.B11]&amp;&quot;,                       &quot;&amp;[.C11]&amp;&quot;,                       &quot;&amp;[.D11]&amp;&quot;, },&quot;" office:value-type="string" office:string-value="{11,                       &quot;sot.wav&quot;,                       &quot;X_wadim.wav&quot;,                       &quot;lut.wav&quot;, },">
            <text:p>{11, <text:s text:c="22"/>"sot.wav", <text:s text:c="22"/>"X_wadim.wav", <text:s text:c="22"/>"lut.wav", 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&quot;{&quot;&amp;[.A12]&amp;&quot;,                       &quot;&amp;[.B12]&amp;&quot;,                       &quot;&amp;[.C12]&amp;&quot;,                       &quot;&amp;[.D12]&amp;&quot;, },&quot;" office:value-type="string" office:string-value="{12,                       &quot;sot.wav&quot;,                       &quot;X_banip.wav&quot;,                       &quot;lut.wav&quot;, },">
            <text:p>{12, <text:s text:c="22"/>"sot.wav", <text:s text:c="22"/>"X_banip.wav", <text:s text:c="22"/>"lut.wav", 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&quot;{&quot;&amp;[.A13]&amp;&quot;,                       &quot;&amp;[.B13]&amp;&quot;,                       &quot;&amp;[.C13]&amp;&quot;,                       &quot;&amp;[.D13]&amp;&quot;, },&quot;" office:value-type="string" office:string-value="{13,                       &quot;sot.wav&quot;,                       &quot;X_rajee.wav&quot;,                       &quot;lut.wav&quot;, },">
            <text:p>{13, <text:s text:c="22"/>"sot.wav", <text:s text:c="22"/>"X_rajee.wav", <text:s text:c="22"/>"lut.wav", }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&quot;{&quot;&amp;[.A14]&amp;&quot;,                       &quot;&amp;[.B14]&amp;&quot;,                       &quot;&amp;[.C14]&amp;&quot;,                       &quot;&amp;[.D14]&amp;&quot;, },&quot;" office:value-type="string" office:string-value="{14,                       &quot;sot.wav&quot;,                       &quot;X_plizet.wav&quot;,                       &quot;lut.wav&quot;, },">
            <text:p>{14, <text:s text:c="22"/>"sot.wav", <text:s text:c="22"/>"X_plizet.wav", <text:s text:c="22"/>"lut.wav", }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&quot;{&quot;&amp;[.A15]&amp;&quot;,                       &quot;&amp;[.B15]&amp;&quot;,                       &quot;&amp;[.C15]&amp;&quot;,                       &quot;&amp;[.D15]&amp;&quot;, },&quot;" office:value-type="string" office:string-value="{15,                       &quot;sot.wav&quot;,                       &quot;X_naspoe.wav&quot;,                       &quot;lut.wav&quot;, },">
            <text:p>{15, <text:s text:c="22"/>"sot.wav", <text:s text:c="22"/>"X_naspoe.wav", <text:s text:c="22"/>"lut.wav", }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&quot;{&quot;&amp;[.A16]&amp;&quot;,                       &quot;&amp;[.B16]&amp;&quot;,                       &quot;&amp;[.C16]&amp;&quot;,                       &quot;&amp;[.D16]&amp;&quot;, },&quot;" office:value-type="string" office:string-value="{16,                       &quot;sot.wav&quot;,                       &quot;X_fidan.wav&quot;,                       &quot;lut.wav&quot;, },">
            <text:p>{16, <text:s text:c="22"/>"sot.wav", <text:s text:c="22"/>"X_fidan.wav", <text:s text:c="22"/>"lut.wav", }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&quot;{&quot;&amp;[.A17]&amp;&quot;,                       &quot;&amp;[.B17]&amp;&quot;,                       &quot;&amp;[.C17]&amp;&quot;,                       &quot;&amp;[.D17]&amp;&quot;, },&quot;" office:value-type="string" office:string-value="{17,                       &quot;sot.wav&quot;,                       &quot;X_nilbo.wav&quot;,                       &quot;lut.wav&quot;, },">
            <text:p>{17, <text:s text:c="22"/>"sot.wav", <text:s text:c="22"/>"X_nilbo.wav", <text:s text:c="22"/>"lut.wav", }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&quot;{&quot;&amp;[.A18]&amp;&quot;,                       &quot;&amp;[.B18]&amp;&quot;,                       &quot;&amp;[.C18]&amp;&quot;,                       &quot;&amp;[.D18]&amp;&quot;, },&quot;" office:value-type="string" office:string-value="{18,                       &quot;sot.wav&quot;,                       &quot;X_poemer.wav&quot;,                       &quot;lut.wav&quot;, },">
            <text:p>{18, <text:s text:c="22"/>"sot.wav", <text:s text:c="22"/>"X_poemer.wav", <text:s text:c="22"/>"lut.wav", }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&quot;{&quot;&amp;[.A19]&amp;&quot;,                       &quot;&amp;[.B19]&amp;&quot;,                       &quot;&amp;[.C19]&amp;&quot;,                       &quot;&amp;[.D19]&amp;&quot;, },&quot;" office:value-type="string" office:string-value="{19,                       &quot;sot.wav&quot;,                       &quot;X_tita.wav&quot;,                       &quot;lut.wav&quot;, },">
            <text:p>{19, <text:s text:c="22"/>"sot.wav", <text:s text:c="22"/>"X_tita.wav", <text:s text:c="22"/>"lut.wav", }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&quot;{&quot;&amp;[.A20]&amp;&quot;,                       &quot;&amp;[.B20]&amp;&quot;,                       &quot;&amp;[.C20]&amp;&quot;,                       &quot;&amp;[.D20]&amp;&quot;, },&quot;" office:value-type="string" office:string-value="{20,                       &quot;sot.wav&quot;,                       &quot;X_bensim.wav&quot;,                       &quot;lut.wav&quot;, },">
            <text:p>{20, <text:s text:c="22"/>"sot.wav", <text:s text:c="22"/>"X_bensim.wav", <text:s text:c="22"/>"lut.wav", }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&quot;{&quot;&amp;[.A21]&amp;&quot;,                       &quot;&amp;[.B21]&amp;&quot;,                       &quot;&amp;[.C21]&amp;&quot;,                       &quot;&amp;[.D21]&amp;&quot;, },&quot;" office:value-type="string" office:string-value="{21,                       &quot;sot.wav&quot;,                       &quot;X_gopem.wav&quot;,                       &quot;lut.wav&quot;, },">
            <text:p>{21, <text:s text:c="22"/>"sot.wav", <text:s text:c="22"/>"X_gopem.wav", <text:s text:c="22"/>"lut.wav", }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&quot;{&quot;&amp;[.A22]&amp;&quot;,                       &quot;&amp;[.B22]&amp;&quot;,                       &quot;&amp;[.C22]&amp;&quot;,                       &quot;&amp;[.D22]&amp;&quot;, },&quot;" office:value-type="string" office:string-value="{22,                       &quot;sot.wav&quot;,                       &quot;X_sulep.wav&quot;,                       &quot;lut.wav&quot;, },">
            <text:p>{22, <text:s text:c="22"/>"sot.wav", <text:s text:c="22"/>"X_sulep.wav", <text:s text:c="22"/>"lut.wav", }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&quot;{&quot;&amp;[.A23]&amp;&quot;,                       &quot;&amp;[.B23]&amp;&quot;,                       &quot;&amp;[.C23]&amp;&quot;,                       &quot;&amp;[.D23]&amp;&quot;, },&quot;" office:value-type="string" office:string-value="{23,                       &quot;sot.wav&quot;,                       &quot;X_hiftam.wav&quot;,                       &quot;lut.wav&quot;, },">
            <text:p>{23, <text:s text:c="22"/>"sot.wav", <text:s text:c="22"/>"X_hiftam.wav", <text:s text:c="22"/>"lut.wav", }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&quot;{&quot;&amp;[.A24]&amp;&quot;,                       &quot;&amp;[.B24]&amp;&quot;,                       &quot;&amp;[.C24]&amp;&quot;,                       &quot;&amp;[.D24]&amp;&quot;, },&quot;" office:value-type="string" office:string-value="{24,                       &quot;sot.wav&quot;,                       &quot;X_vami.wav&quot;,                       &quot;lut.wav&quot;, },">
            <text:p>{24, <text:s text:c="22"/>"sot.wav", <text:s text:c="22"/>"X_vami.wav", <text:s text:c="22"/>"lut.wav", }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25]&amp;&quot;,                       &quot;&amp;[.B25]&amp;&quot;,                       &quot;&amp;[.C25]&amp;&quot;,                       &quot;&amp;[.D25]&amp;&quot;, },&quot;" office:value-type="string" office:string-value="{25,                       &quot;rak.wav&quot;,                       &quot;X_mofig.wav&quot;,                       &quot;toef.wav&quot;, },">
            <text:p>{25, <text:s text:c="22"/>"rak.wav", <text:s text:c="22"/>"X_mofig.wav", <text:s text:c="22"/>"toef.wav", }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6]&amp;&quot;,                       &quot;&amp;[.B26]&amp;&quot;,                       &quot;&amp;[.C26]&amp;&quot;,                       &quot;&amp;[.D26]&amp;&quot;, },&quot;" office:value-type="string" office:string-value="{26,                       &quot;rak.wav&quot;,                       &quot;X_seta.wav&quot;,                       &quot;toef.wav&quot;, },">
            <text:p>{26, <text:s text:c="22"/>"rak.wav", <text:s text:c="22"/>"X_seta.wav", <text:s text:c="22"/>"toef.wav", }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27]&amp;&quot;,                       &quot;&amp;[.B27]&amp;&quot;,                       &quot;&amp;[.C27]&amp;&quot;,                       &quot;&amp;[.D27]&amp;&quot;, },&quot;" office:value-type="string" office:string-value="{27,                       &quot;rak.wav&quot;,                       &quot;X_wiffel.wav&quot;,                       &quot;toef.wav&quot;, },">
            <text:p>{27, <text:s text:c="22"/>"rak.wav", <text:s text:c="22"/>"X_wiffel.wav", <text:s text:c="22"/>"toef.wav", }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28]&amp;&quot;,                       &quot;&amp;[.B28]&amp;&quot;,                       &quot;&amp;[.C28]&amp;&quot;,                       &quot;&amp;[.D28]&amp;&quot;, },&quot;" office:value-type="string" office:string-value="{28,                       &quot;rak.wav&quot;,                       &quot;X_rogges.wav&quot;,                       &quot;toef.wav&quot;, },">
            <text:p>{28, <text:s text:c="22"/>"rak.wav", <text:s text:c="22"/>"X_rogges.wav", <text:s text:c="22"/>"toef.wav", }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29]&amp;&quot;,                       &quot;&amp;[.B29]&amp;&quot;,                       &quot;&amp;[.C29]&amp;&quot;,                       &quot;&amp;[.D29]&amp;&quot;, },&quot;" office:value-type="string" office:string-value="{29,                       &quot;rak.wav&quot;,                       &quot;X_kengel.wav&quot;,                       &quot;toef.wav&quot;, },">
            <text:p>{29, <text:s text:c="22"/>"rak.wav", <text:s text:c="22"/>"X_kengel.wav", <text:s text:c="22"/>"toef.wav", }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30]&amp;&quot;,                       &quot;&amp;[.B30]&amp;&quot;,                       &quot;&amp;[.C30]&amp;&quot;,                       &quot;&amp;[.D30]&amp;&quot;, },&quot;" office:value-type="string" office:string-value="{30,                       &quot;rak.wav&quot;,                       &quot;X_kasi.wav&quot;,                       &quot;toef.wav&quot;, },">
            <text:p>{30, <text:s text:c="22"/>"rak.wav", <text:s text:c="22"/>"X_kasi.wav", <text:s text:c="22"/>"toef.wav", }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31]&amp;&quot;,                       &quot;&amp;[.B31]&amp;&quot;,                       &quot;&amp;[.C31]&amp;&quot;,                       &quot;&amp;[.D31]&amp;&quot;, },&quot;" office:value-type="string" office:string-value="{31,                       &quot;rak.wav&quot;,                       &quot;X_loga.wav&quot;,                       &quot;toef.wav&quot;, },">
            <text:p>{31, <text:s text:c="22"/>"rak.wav", <text:s text:c="22"/>"X_loga.wav", <text:s text:c="22"/>"toef.wav", }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32]&amp;&quot;,                       &quot;&amp;[.B32]&amp;&quot;,                       &quot;&amp;[.C32]&amp;&quot;,                       &quot;&amp;[.D32]&amp;&quot;, },&quot;" office:value-type="string" office:string-value="{32,                       &quot;rak.wav&quot;,                       &quot;X_snigger.wav&quot;,                       &quot;toef.wav&quot;, },">
            <text:p>{32, <text:s text:c="22"/>"rak.wav", <text:s text:c="22"/>"X_snigger.wav", <text:s text:c="22"/>"toef.wav", }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33]&amp;&quot;,                       &quot;&amp;[.B33]&amp;&quot;,                       &quot;&amp;[.C33]&amp;&quot;,                       &quot;&amp;[.D33]&amp;&quot;, },&quot;" office:value-type="string" office:string-value="{33,                       &quot;rak.wav&quot;,                       &quot;X_noeba.wav&quot;,                       &quot;toef.wav&quot;, },">
            <text:p>{33, <text:s text:c="22"/>"rak.wav", <text:s text:c="22"/>"X_noeba.wav", <text:s text:c="22"/>"toef.wav", }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34]&amp;&quot;,                       &quot;&amp;[.B34]&amp;&quot;,                       &quot;&amp;[.C34]&amp;&quot;,                       &quot;&amp;[.D34]&amp;&quot;, },&quot;" office:value-type="string" office:string-value="{34,                       &quot;rak.wav&quot;,                       &quot;X_domo.wav&quot;,                       &quot;toef.wav&quot;, },">
            <text:p>{34, <text:s text:c="22"/>"rak.wav", <text:s text:c="22"/>"X_domo.wav", <text:s text:c="22"/>"toef.wav", },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35]&amp;&quot;,                       &quot;&amp;[.B35]&amp;&quot;,                       &quot;&amp;[.C35]&amp;&quot;,                       &quot;&amp;[.D35]&amp;&quot;, },&quot;" office:value-type="string" office:string-value="{35,                       &quot;rak.wav&quot;,                       &quot;X_wadim.wav&quot;,                       &quot;toef.wav&quot;, },">
            <text:p>{35, <text:s text:c="22"/>"rak.wav", <text:s text:c="22"/>"X_wadim.wav", <text:s text:c="22"/>"toef.wav", }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36]&amp;&quot;,                       &quot;&amp;[.B36]&amp;&quot;,                       &quot;&amp;[.C36]&amp;&quot;,                       &quot;&amp;[.D36]&amp;&quot;, },&quot;" office:value-type="string" office:string-value="{36,                       &quot;rak.wav&quot;,                       &quot;X_banip.wav&quot;,                       &quot;toef.wav&quot;, },">
            <text:p>{36, <text:s text:c="22"/>"rak.wav", <text:s text:c="22"/>"X_banip.wav", <text:s text:c="22"/>"toef.wav", }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37]&amp;&quot;,                       &quot;&amp;[.B37]&amp;&quot;,                       &quot;&amp;[.C37]&amp;&quot;,                       &quot;&amp;[.D37]&amp;&quot;, },&quot;" office:value-type="string" office:string-value="{37,                       &quot;rak.wav&quot;,                       &quot;X_rajee.wav&quot;,                       &quot;toef.wav&quot;, },">
            <text:p>{37, <text:s text:c="22"/>"rak.wav", <text:s text:c="22"/>"X_rajee.wav", <text:s text:c="22"/>"toef.wav", }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38]&amp;&quot;,                       &quot;&amp;[.B38]&amp;&quot;,                       &quot;&amp;[.C38]&amp;&quot;,                       &quot;&amp;[.D38]&amp;&quot;, },&quot;" office:value-type="string" office:string-value="{38,                       &quot;rak.wav&quot;,                       &quot;X_plizet.wav&quot;,                       &quot;toef.wav&quot;, },">
            <text:p>{38, <text:s text:c="22"/>"rak.wav", <text:s text:c="22"/>"X_plizet.wav", <text:s text:c="22"/>"toef.wav", }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39]&amp;&quot;,                       &quot;&amp;[.B39]&amp;&quot;,                       &quot;&amp;[.C39]&amp;&quot;,                       &quot;&amp;[.D39]&amp;&quot;, },&quot;" office:value-type="string" office:string-value="{39,                       &quot;rak.wav&quot;,                       &quot;X_naspoe.wav&quot;,                       &quot;toef.wav&quot;, },">
            <text:p>{39, <text:s text:c="22"/>"rak.wav", <text:s text:c="22"/>"X_naspoe.wav", <text:s text:c="22"/>"toef.wav", },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40]&amp;&quot;,                       &quot;&amp;[.B40]&amp;&quot;,                       &quot;&amp;[.C40]&amp;&quot;,                       &quot;&amp;[.D40]&amp;&quot;, },&quot;" office:value-type="string" office:string-value="{40,                       &quot;rak.wav&quot;,                       &quot;X_fidan.wav&quot;,                       &quot;toef.wav&quot;, },">
            <text:p>{40, <text:s text:c="22"/>"rak.wav", <text:s text:c="22"/>"X_fidan.wav", <text:s text:c="22"/>"toef.wav", }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41]&amp;&quot;,                       &quot;&amp;[.B41]&amp;&quot;,                       &quot;&amp;[.C41]&amp;&quot;,                       &quot;&amp;[.D41]&amp;&quot;, },&quot;" office:value-type="string" office:string-value="{41,                       &quot;rak.wav&quot;,                       &quot;X_nilbo.wav&quot;,                       &quot;toef.wav&quot;, },">
            <text:p>{41, <text:s text:c="22"/>"rak.wav", <text:s text:c="22"/>"X_nilbo.wav", <text:s text:c="22"/>"toef.wav", }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42]&amp;&quot;,                       &quot;&amp;[.B42]&amp;&quot;,                       &quot;&amp;[.C42]&amp;&quot;,                       &quot;&amp;[.D42]&amp;&quot;, },&quot;" office:value-type="string" office:string-value="{42,                       &quot;rak.wav&quot;,                       &quot;X_poemer.wav&quot;,                       &quot;toef.wav&quot;, },">
            <text:p>{42, <text:s text:c="22"/>"rak.wav", <text:s text:c="22"/>"X_poemer.wav", <text:s text:c="22"/>"toef.wav", }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43]&amp;&quot;,                       &quot;&amp;[.B43]&amp;&quot;,                       &quot;&amp;[.C43]&amp;&quot;,                       &quot;&amp;[.D43]&amp;&quot;, },&quot;" office:value-type="string" office:string-value="{43,                       &quot;rak.wav&quot;,                       &quot;X_tita.wav&quot;,                       &quot;toef.wav&quot;, },">
            <text:p>{43, <text:s text:c="22"/>"rak.wav", <text:s text:c="22"/>"X_tita.wav", <text:s text:c="22"/>"toef.wav", }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44]&amp;&quot;,                       &quot;&amp;[.B44]&amp;&quot;,                       &quot;&amp;[.C44]&amp;&quot;,                       &quot;&amp;[.D44]&amp;&quot;, },&quot;" office:value-type="string" office:string-value="{44,                       &quot;rak.wav&quot;,                       &quot;X_bensim.wav&quot;,                       &quot;toef.wav&quot;, },">
            <text:p>{44, <text:s text:c="22"/>"rak.wav", <text:s text:c="22"/>"X_bensim.wav", <text:s text:c="22"/>"toef.wav", }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45]&amp;&quot;,                       &quot;&amp;[.B45]&amp;&quot;,                       &quot;&amp;[.C45]&amp;&quot;,                       &quot;&amp;[.D45]&amp;&quot;, },&quot;" office:value-type="string" office:string-value="{45,                       &quot;rak.wav&quot;,                       &quot;X_gopem.wav&quot;,                       &quot;toef.wav&quot;, },">
            <text:p>{45, <text:s text:c="22"/>"rak.wav", <text:s text:c="22"/>"X_gopem.wav", <text:s text:c="22"/>"toef.wav", }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46]&amp;&quot;,                       &quot;&amp;[.B46]&amp;&quot;,                       &quot;&amp;[.C46]&amp;&quot;,                       &quot;&amp;[.D46]&amp;&quot;, },&quot;" office:value-type="string" office:string-value="{46,                       &quot;rak.wav&quot;,                       &quot;X_sulep.wav&quot;,                       &quot;toef.wav&quot;, },">
            <text:p>{46, <text:s text:c="22"/>"rak.wav", <text:s text:c="22"/>"X_sulep.wav", <text:s text:c="22"/>"toef.wav", }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47]&amp;&quot;,                       &quot;&amp;[.B47]&amp;&quot;,                       &quot;&amp;[.C47]&amp;&quot;,                       &quot;&amp;[.D47]&amp;&quot;, },&quot;" office:value-type="string" office:string-value="{47,                       &quot;rak.wav&quot;,                       &quot;X_hiftam.wav&quot;,                       &quot;toef.wav&quot;, },">
            <text:p>{47, <text:s text:c="22"/>"rak.wav", <text:s text:c="22"/>"X_hiftam.wav", <text:s text:c="22"/>"toef.wav", }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48]&amp;&quot;,                       &quot;&amp;[.B40]&amp;&quot;,                       &quot;&amp;[.C48]&amp;&quot;,                       &quot;&amp;[.D48]&amp;&quot;, },&quot;" office:value-type="string" office:string-value="{48,                       &quot;rak.wav&quot;,                       &quot;X_vami.wav&quot;,                       &quot;toef.wav&quot;, },">
            <text:p>{48, <text:s text:c="22"/>"rak.wav", <text:s text:c="22"/>"X_vami.wav", <text:s text:c="22"/>"toef.wav", },</text:p>
          </table:table-cell>
        </table:table-row>
      </table:table>
      <table:table table:name="toef_RT_SL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&quot;{&quot;&amp;[.A1]&amp;&quot;,                       &quot;&amp;[.B1]&amp;&quot;,                       &quot;&amp;[.C1]&amp;&quot;,                       &quot;&amp;[.D1]&amp;&quot;, },&quot;" office:value-type="string" office:string-value="{1,                       &quot;sot.wav&quot;,                       &quot;X_mofig.wav&quot;,                       &quot;lut.wav&quot;, },">
            <text:p>{1, <text:s text:c="22"/>"sot.wav", <text:s text:c="22"/>"X_mofig.wav", <text:s text:c="22"/>"lut.wav", 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&quot;{&quot;&amp;[.A2]&amp;&quot;,                       &quot;&amp;[.B2]&amp;&quot;,                       &quot;&amp;[.C2]&amp;&quot;,                       &quot;&amp;[.D2]&amp;&quot;, },&quot;" office:value-type="string" office:string-value="{2,                       &quot;sot.wav&quot;,                       &quot;X_seta.wav&quot;,                       &quot;lut.wav&quot;, },">
            <text:p>{2, <text:s text:c="22"/>"sot.wav", <text:s text:c="22"/>"X_seta.wav", <text:s text:c="22"/>"lut.wav", 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&quot;{&quot;&amp;[.A3]&amp;&quot;,                       &quot;&amp;[.B3]&amp;&quot;,                       &quot;&amp;[.C3]&amp;&quot;,                       &quot;&amp;[.D3]&amp;&quot;, },&quot;" office:value-type="string" office:string-value="{3,                       &quot;sot.wav&quot;,                       &quot;X_wiffel.wav&quot;,                       &quot;lut.wav&quot;, },">
            <text:p>{3, <text:s text:c="22"/>"sot.wav", <text:s text:c="22"/>"X_wiffel.wav", <text:s text:c="22"/>"lut.wav", 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&quot;{&quot;&amp;[.A4]&amp;&quot;,                       &quot;&amp;[.B4]&amp;&quot;,                       &quot;&amp;[.C4]&amp;&quot;,                       &quot;&amp;[.D4]&amp;&quot;, },&quot;" office:value-type="string" office:string-value="{4,                       &quot;sot.wav&quot;,                       &quot;X_rogges.wav&quot;,                       &quot;lut.wav&quot;, },">
            <text:p>{4, <text:s text:c="22"/>"sot.wav", <text:s text:c="22"/>"X_rogges.wav", <text:s text:c="22"/>"lut.wav", }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&quot;{&quot;&amp;[.A5]&amp;&quot;,                       &quot;&amp;[.B5]&amp;&quot;,                       &quot;&amp;[.C5]&amp;&quot;,                       &quot;&amp;[.D5]&amp;&quot;, },&quot;" office:value-type="string" office:string-value="{5,                       &quot;sot.wav&quot;,                       &quot;X_kengel.wav&quot;,                       &quot;lut.wav&quot;, },">
            <text:p>{5, <text:s text:c="22"/>"sot.wav", <text:s text:c="22"/>"X_kengel.wav", <text:s text:c="22"/>"lut.wav", 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&quot;{&quot;&amp;[.A6]&amp;&quot;,                       &quot;&amp;[.B6]&amp;&quot;,                       &quot;&amp;[.C6]&amp;&quot;,                       &quot;&amp;[.D6]&amp;&quot;, },&quot;" office:value-type="string" office:string-value="{6,                       &quot;sot.wav&quot;,                       &quot;X_kasi.wav&quot;,                       &quot;lut.wav&quot;, },">
            <text:p>{6, <text:s text:c="22"/>"sot.wav", <text:s text:c="22"/>"X_kasi.wav", <text:s text:c="22"/>"lut.wav", 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&quot;{&quot;&amp;[.A7]&amp;&quot;,                       &quot;&amp;[.B7]&amp;&quot;,                       &quot;&amp;[.C7]&amp;&quot;,                       &quot;&amp;[.D7]&amp;&quot;, },&quot;" office:value-type="string" office:string-value="{7,                       &quot;sot.wav&quot;,                       &quot;X_loga.wav&quot;,                       &quot;lut.wav&quot;, },">
            <text:p>{7, <text:s text:c="22"/>"sot.wav", <text:s text:c="22"/>"X_loga.wav", <text:s text:c="22"/>"lut.wav", }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&quot;{&quot;&amp;[.A8]&amp;&quot;,                       &quot;&amp;[.B8]&amp;&quot;,                       &quot;&amp;[.C8]&amp;&quot;,                       &quot;&amp;[.D8]&amp;&quot;, },&quot;" office:value-type="string" office:string-value="{8,                       &quot;sot.wav&quot;,                       &quot;X_snigger.wav&quot;,                       &quot;lut.wav&quot;, },">
            <text:p>{8, <text:s text:c="22"/>"sot.wav", <text:s text:c="22"/>"X_snigger.wav", <text:s text:c="22"/>"lut.wav", }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sot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&quot;{&quot;&amp;[.A9]&amp;&quot;,                       &quot;&amp;[.B9]&amp;&quot;,                       &quot;&amp;[.C9]&amp;&quot;,                       &quot;&amp;[.D9]&amp;&quot;, },&quot;" office:value-type="string" office:string-value="{9,                       &quot;sot.wav&quot;,                       &quot;X_noeba.wav&quot;,                       &quot;lut.wav&quot;, },">
            <text:p>{9, <text:s text:c="22"/>"sot.wav", <text:s text:c="22"/>"X_noeba.wav", <text:s text:c="22"/>"lut.wav", 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sot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&quot;{&quot;&amp;[.A10]&amp;&quot;,                       &quot;&amp;[.B10]&amp;&quot;,                       &quot;&amp;[.C10]&amp;&quot;,                       &quot;&amp;[.D10]&amp;&quot;, },&quot;" office:value-type="string" office:string-value="{10,                       &quot;sot.wav&quot;,                       &quot;X_domo.wav&quot;,                       &quot;lut.wav&quot;, },">
            <text:p>{10, <text:s text:c="22"/>"sot.wav", <text:s text:c="22"/>"X_domo.wav", <text:s text:c="22"/>"lut.wav", 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sot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&quot;{&quot;&amp;[.A11]&amp;&quot;,                       &quot;&amp;[.B11]&amp;&quot;,                       &quot;&amp;[.C11]&amp;&quot;,                       &quot;&amp;[.D11]&amp;&quot;, },&quot;" office:value-type="string" office:string-value="{11,                       &quot;sot.wav&quot;,                       &quot;X_wadim.wav&quot;,                       &quot;lut.wav&quot;, },">
            <text:p>{11, <text:s text:c="22"/>"sot.wav", <text:s text:c="22"/>"X_wadim.wav", <text:s text:c="22"/>"lut.wav", 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sot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&quot;{&quot;&amp;[.A12]&amp;&quot;,                       &quot;&amp;[.B12]&amp;&quot;,                       &quot;&amp;[.C12]&amp;&quot;,                       &quot;&amp;[.D12]&amp;&quot;, },&quot;" office:value-type="string" office:string-value="{12,                       &quot;sot.wav&quot;,                       &quot;X_banip.wav&quot;,                       &quot;lut.wav&quot;, },">
            <text:p>{12, <text:s text:c="22"/>"sot.wav", <text:s text:c="22"/>"X_banip.wav", <text:s text:c="22"/>"lut.wav", 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sot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&quot;{&quot;&amp;[.A13]&amp;&quot;,                       &quot;&amp;[.B13]&amp;&quot;,                       &quot;&amp;[.C13]&amp;&quot;,                       &quot;&amp;[.D13]&amp;&quot;, },&quot;" office:value-type="string" office:string-value="{13,                       &quot;sot.wav&quot;,                       &quot;X_rajee.wav&quot;,                       &quot;lut.wav&quot;, },">
            <text:p>{13, <text:s text:c="22"/>"sot.wav", <text:s text:c="22"/>"X_rajee.wav", <text:s text:c="22"/>"lut.wav", }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sot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&quot;{&quot;&amp;[.A14]&amp;&quot;,                       &quot;&amp;[.B14]&amp;&quot;,                       &quot;&amp;[.C14]&amp;&quot;,                       &quot;&amp;[.D14]&amp;&quot;, },&quot;" office:value-type="string" office:string-value="{14,                       &quot;sot.wav&quot;,                       &quot;X_plizet.wav&quot;,                       &quot;lut.wav&quot;, },">
            <text:p>{14, <text:s text:c="22"/>"sot.wav", <text:s text:c="22"/>"X_plizet.wav", <text:s text:c="22"/>"lut.wav", }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sot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&quot;{&quot;&amp;[.A15]&amp;&quot;,                       &quot;&amp;[.B15]&amp;&quot;,                       &quot;&amp;[.C15]&amp;&quot;,                       &quot;&amp;[.D15]&amp;&quot;, },&quot;" office:value-type="string" office:string-value="{15,                       &quot;sot.wav&quot;,                       &quot;X_naspoe.wav&quot;,                       &quot;lut.wav&quot;, },">
            <text:p>{15, <text:s text:c="22"/>"sot.wav", <text:s text:c="22"/>"X_naspoe.wav", <text:s text:c="22"/>"lut.wav", }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sot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&quot;{&quot;&amp;[.A16]&amp;&quot;,                       &quot;&amp;[.B16]&amp;&quot;,                       &quot;&amp;[.C16]&amp;&quot;,                       &quot;&amp;[.D16]&amp;&quot;, },&quot;" office:value-type="string" office:string-value="{16,                       &quot;sot.wav&quot;,                       &quot;X_fidan.wav&quot;,                       &quot;lut.wav&quot;, },">
            <text:p>{16, <text:s text:c="22"/>"sot.wav", <text:s text:c="22"/>"X_fidan.wav", <text:s text:c="22"/>"lut.wav", }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sot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&quot;{&quot;&amp;[.A17]&amp;&quot;,                       &quot;&amp;[.B17]&amp;&quot;,                       &quot;&amp;[.C17]&amp;&quot;,                       &quot;&amp;[.D17]&amp;&quot;, },&quot;" office:value-type="string" office:string-value="{17,                       &quot;sot.wav&quot;,                       &quot;X_nilbo.wav&quot;,                       &quot;lut.wav&quot;, },">
            <text:p>{17, <text:s text:c="22"/>"sot.wav", <text:s text:c="22"/>"X_nilbo.wav", <text:s text:c="22"/>"lut.wav", }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sot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&quot;{&quot;&amp;[.A18]&amp;&quot;,                       &quot;&amp;[.B18]&amp;&quot;,                       &quot;&amp;[.C18]&amp;&quot;,                       &quot;&amp;[.D18]&amp;&quot;, },&quot;" office:value-type="string" office:string-value="{18,                       &quot;sot.wav&quot;,                       &quot;X_poemer.wav&quot;,                       &quot;lut.wav&quot;, },">
            <text:p>{18, <text:s text:c="22"/>"sot.wav", <text:s text:c="22"/>"X_poemer.wav", <text:s text:c="22"/>"lut.wav", }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sot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&quot;{&quot;&amp;[.A19]&amp;&quot;,                       &quot;&amp;[.B19]&amp;&quot;,                       &quot;&amp;[.C19]&amp;&quot;,                       &quot;&amp;[.D19]&amp;&quot;, },&quot;" office:value-type="string" office:string-value="{19,                       &quot;sot.wav&quot;,                       &quot;X_tita.wav&quot;,                       &quot;lut.wav&quot;, },">
            <text:p>{19, <text:s text:c="22"/>"sot.wav", <text:s text:c="22"/>"X_tita.wav", <text:s text:c="22"/>"lut.wav", }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sot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&quot;{&quot;&amp;[.A20]&amp;&quot;,                       &quot;&amp;[.B20]&amp;&quot;,                       &quot;&amp;[.C20]&amp;&quot;,                       &quot;&amp;[.D20]&amp;&quot;, },&quot;" office:value-type="string" office:string-value="{20,                       &quot;sot.wav&quot;,                       &quot;X_bensim.wav&quot;,                       &quot;lut.wav&quot;, },">
            <text:p>{20, <text:s text:c="22"/>"sot.wav", <text:s text:c="22"/>"X_bensim.wav", <text:s text:c="22"/>"lut.wav", }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sot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&quot;{&quot;&amp;[.A21]&amp;&quot;,                       &quot;&amp;[.B21]&amp;&quot;,                       &quot;&amp;[.C21]&amp;&quot;,                       &quot;&amp;[.D21]&amp;&quot;, },&quot;" office:value-type="string" office:string-value="{21,                       &quot;sot.wav&quot;,                       &quot;X_gopem.wav&quot;,                       &quot;lut.wav&quot;, },">
            <text:p>{21, <text:s text:c="22"/>"sot.wav", <text:s text:c="22"/>"X_gopem.wav", <text:s text:c="22"/>"lut.wav", }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sot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&quot;{&quot;&amp;[.A22]&amp;&quot;,                       &quot;&amp;[.B22]&amp;&quot;,                       &quot;&amp;[.C22]&amp;&quot;,                       &quot;&amp;[.D22]&amp;&quot;, },&quot;" office:value-type="string" office:string-value="{22,                       &quot;sot.wav&quot;,                       &quot;X_sulep.wav&quot;,                       &quot;lut.wav&quot;, },">
            <text:p>{22, <text:s text:c="22"/>"sot.wav", <text:s text:c="22"/>"X_sulep.wav", <text:s text:c="22"/>"lut.wav", }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sot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&quot;{&quot;&amp;[.A23]&amp;&quot;,                       &quot;&amp;[.B23]&amp;&quot;,                       &quot;&amp;[.C23]&amp;&quot;,                       &quot;&amp;[.D23]&amp;&quot;, },&quot;" office:value-type="string" office:string-value="{23,                       &quot;sot.wav&quot;,                       &quot;X_hiftam.wav&quot;,                       &quot;lut.wav&quot;, },">
            <text:p>{23, <text:s text:c="22"/>"sot.wav", <text:s text:c="22"/>"X_hiftam.wav", <text:s text:c="22"/>"lut.wav", }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sot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&quot;{&quot;&amp;[.A24]&amp;&quot;,                       &quot;&amp;[.B24]&amp;&quot;,                       &quot;&amp;[.C24]&amp;&quot;,                       &quot;&amp;[.D24]&amp;&quot;, },&quot;" office:value-type="string" office:string-value="{24,                       &quot;sot.wav&quot;,                       &quot;X_vami.wav&quot;,                       &quot;lut.wav&quot;, },">
            <text:p>{24, <text:s text:c="22"/>"sot.wav", <text:s text:c="22"/>"X_vami.wav", <text:s text:c="22"/>"lut.wav", }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25]&amp;&quot;,                       &quot;&amp;[.B25]&amp;&quot;,                       &quot;&amp;[.C25]&amp;&quot;,                       &quot;&amp;[.D25]&amp;&quot;, },&quot;" office:value-type="string" office:string-value="{25,                       &quot;rak.wav&quot;,                       &quot;X_mofig.wav&quot;,                       &quot;toef.wav&quot;, },">
            <text:p>{25, <text:s text:c="22"/>"rak.wav", <text:s text:c="22"/>"X_mofig.wav", <text:s text:c="22"/>"toef.wav", }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6]&amp;&quot;,                       &quot;&amp;[.B26]&amp;&quot;,                       &quot;&amp;[.C26]&amp;&quot;,                       &quot;&amp;[.D26]&amp;&quot;, },&quot;" office:value-type="string" office:string-value="{26,                       &quot;rak.wav&quot;,                       &quot;X_seta.wav&quot;,                       &quot;toef.wav&quot;, },">
            <text:p>{26, <text:s text:c="22"/>"rak.wav", <text:s text:c="22"/>"X_seta.wav", <text:s text:c="22"/>"toef.wav", }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27]&amp;&quot;,                       &quot;&amp;[.B27]&amp;&quot;,                       &quot;&amp;[.C27]&amp;&quot;,                       &quot;&amp;[.D27]&amp;&quot;, },&quot;" office:value-type="string" office:string-value="{27,                       &quot;rak.wav&quot;,                       &quot;X_wiffel.wav&quot;,                       &quot;toef.wav&quot;, },">
            <text:p>{27, <text:s text:c="22"/>"rak.wav", <text:s text:c="22"/>"X_wiffel.wav", <text:s text:c="22"/>"toef.wav", }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28]&amp;&quot;,                       &quot;&amp;[.B28]&amp;&quot;,                       &quot;&amp;[.C28]&amp;&quot;,                       &quot;&amp;[.D28]&amp;&quot;, },&quot;" office:value-type="string" office:string-value="{28,                       &quot;rak.wav&quot;,                       &quot;X_rogges.wav&quot;,                       &quot;toef.wav&quot;, },">
            <text:p>{28, <text:s text:c="22"/>"rak.wav", <text:s text:c="22"/>"X_rogges.wav", <text:s text:c="22"/>"toef.wav", }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29]&amp;&quot;,                       &quot;&amp;[.B29]&amp;&quot;,                       &quot;&amp;[.C29]&amp;&quot;,                       &quot;&amp;[.D29]&amp;&quot;, },&quot;" office:value-type="string" office:string-value="{29,                       &quot;rak.wav&quot;,                       &quot;X_kengel.wav&quot;,                       &quot;toef.wav&quot;, },">
            <text:p>{29, <text:s text:c="22"/>"rak.wav", <text:s text:c="22"/>"X_kengel.wav", <text:s text:c="22"/>"toef.wav", }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30]&amp;&quot;,                       &quot;&amp;[.B30]&amp;&quot;,                       &quot;&amp;[.C30]&amp;&quot;,                       &quot;&amp;[.D30]&amp;&quot;, },&quot;" office:value-type="string" office:string-value="{30,                       &quot;rak.wav&quot;,                       &quot;X_kasi.wav&quot;,                       &quot;toef.wav&quot;, },">
            <text:p>{30, <text:s text:c="22"/>"rak.wav", <text:s text:c="22"/>"X_kasi.wav", <text:s text:c="22"/>"toef.wav", }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31]&amp;&quot;,                       &quot;&amp;[.B31]&amp;&quot;,                       &quot;&amp;[.C31]&amp;&quot;,                       &quot;&amp;[.D31]&amp;&quot;, },&quot;" office:value-type="string" office:string-value="{31,                       &quot;rak.wav&quot;,                       &quot;X_loga.wav&quot;,                       &quot;toef.wav&quot;, },">
            <text:p>{31, <text:s text:c="22"/>"rak.wav", <text:s text:c="22"/>"X_loga.wav", <text:s text:c="22"/>"toef.wav", }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32]&amp;&quot;,                       &quot;&amp;[.B32]&amp;&quot;,                       &quot;&amp;[.C32]&amp;&quot;,                       &quot;&amp;[.D32]&amp;&quot;, },&quot;" office:value-type="string" office:string-value="{32,                       &quot;rak.wav&quot;,                       &quot;X_snigger.wav&quot;,                       &quot;toef.wav&quot;, },">
            <text:p>{32, <text:s text:c="22"/>"rak.wav", <text:s text:c="22"/>"X_snigger.wav", <text:s text:c="22"/>"toef.wav", }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rak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33]&amp;&quot;,                       &quot;&amp;[.B33]&amp;&quot;,                       &quot;&amp;[.C33]&amp;&quot;,                       &quot;&amp;[.D33]&amp;&quot;, },&quot;" office:value-type="string" office:string-value="{33,                       &quot;rak.wav&quot;,                       &quot;X_noeba.wav&quot;,                       &quot;toef.wav&quot;, },">
            <text:p>{33, <text:s text:c="22"/>"rak.wav", <text:s text:c="22"/>"X_noeba.wav", <text:s text:c="22"/>"toef.wav", }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rak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34]&amp;&quot;,                       &quot;&amp;[.B34]&amp;&quot;,                       &quot;&amp;[.C34]&amp;&quot;,                       &quot;&amp;[.D34]&amp;&quot;, },&quot;" office:value-type="string" office:string-value="{34,                       &quot;rak.wav&quot;,                       &quot;X_domo.wav&quot;,                       &quot;toef.wav&quot;, },">
            <text:p>{34, <text:s text:c="22"/>"rak.wav", <text:s text:c="22"/>"X_domo.wav", <text:s text:c="22"/>"toef.wav", },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rak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35]&amp;&quot;,                       &quot;&amp;[.B35]&amp;&quot;,                       &quot;&amp;[.C35]&amp;&quot;,                       &quot;&amp;[.D35]&amp;&quot;, },&quot;" office:value-type="string" office:string-value="{35,                       &quot;rak.wav&quot;,                       &quot;X_wadim.wav&quot;,                       &quot;toef.wav&quot;, },">
            <text:p>{35, <text:s text:c="22"/>"rak.wav", <text:s text:c="22"/>"X_wadim.wav", <text:s text:c="22"/>"toef.wav", }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rak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36]&amp;&quot;,                       &quot;&amp;[.B36]&amp;&quot;,                       &quot;&amp;[.C36]&amp;&quot;,                       &quot;&amp;[.D36]&amp;&quot;, },&quot;" office:value-type="string" office:string-value="{36,                       &quot;rak.wav&quot;,                       &quot;X_banip.wav&quot;,                       &quot;toef.wav&quot;, },">
            <text:p>{36, <text:s text:c="22"/>"rak.wav", <text:s text:c="22"/>"X_banip.wav", <text:s text:c="22"/>"toef.wav", }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rak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37]&amp;&quot;,                       &quot;&amp;[.B37]&amp;&quot;,                       &quot;&amp;[.C37]&amp;&quot;,                       &quot;&amp;[.D37]&amp;&quot;, },&quot;" office:value-type="string" office:string-value="{37,                       &quot;rak.wav&quot;,                       &quot;X_rajee.wav&quot;,                       &quot;toef.wav&quot;, },">
            <text:p>{37, <text:s text:c="22"/>"rak.wav", <text:s text:c="22"/>"X_rajee.wav", <text:s text:c="22"/>"toef.wav", }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rak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38]&amp;&quot;,                       &quot;&amp;[.B38]&amp;&quot;,                       &quot;&amp;[.C38]&amp;&quot;,                       &quot;&amp;[.D38]&amp;&quot;, },&quot;" office:value-type="string" office:string-value="{38,                       &quot;rak.wav&quot;,                       &quot;X_plizet.wav&quot;,                       &quot;toef.wav&quot;, },">
            <text:p>{38, <text:s text:c="22"/>"rak.wav", <text:s text:c="22"/>"X_plizet.wav", <text:s text:c="22"/>"toef.wav", }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rak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39]&amp;&quot;,                       &quot;&amp;[.B39]&amp;&quot;,                       &quot;&amp;[.C39]&amp;&quot;,                       &quot;&amp;[.D39]&amp;&quot;, },&quot;" office:value-type="string" office:string-value="{39,                       &quot;rak.wav&quot;,                       &quot;X_naspoe.wav&quot;,                       &quot;toef.wav&quot;, },">
            <text:p>{39, <text:s text:c="22"/>"rak.wav", <text:s text:c="22"/>"X_naspoe.wav", <text:s text:c="22"/>"toef.wav", },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rak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40]&amp;&quot;,                       &quot;&amp;[.B40]&amp;&quot;,                       &quot;&amp;[.C40]&amp;&quot;,                       &quot;&amp;[.D40]&amp;&quot;, },&quot;" office:value-type="string" office:string-value="{40,                       &quot;rak.wav&quot;,                       &quot;X_fidan.wav&quot;,                       &quot;toef.wav&quot;, },">
            <text:p>{40, <text:s text:c="22"/>"rak.wav", <text:s text:c="22"/>"X_fidan.wav", <text:s text:c="22"/>"toef.wav", }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ra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41]&amp;&quot;,                       &quot;&amp;[.B41]&amp;&quot;,                       &quot;&amp;[.C41]&amp;&quot;,                       &quot;&amp;[.D41]&amp;&quot;, },&quot;" office:value-type="string" office:string-value="{41,                       &quot;rak.wav&quot;,                       &quot;X_nilbo.wav&quot;,                       &quot;toef.wav&quot;, },">
            <text:p>{41, <text:s text:c="22"/>"rak.wav", <text:s text:c="22"/>"X_nilbo.wav", <text:s text:c="22"/>"toef.wav", }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ra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42]&amp;&quot;,                       &quot;&amp;[.B42]&amp;&quot;,                       &quot;&amp;[.C42]&amp;&quot;,                       &quot;&amp;[.D42]&amp;&quot;, },&quot;" office:value-type="string" office:string-value="{42,                       &quot;rak.wav&quot;,                       &quot;X_poemer.wav&quot;,                       &quot;toef.wav&quot;, },">
            <text:p>{42, <text:s text:c="22"/>"rak.wav", <text:s text:c="22"/>"X_poemer.wav", <text:s text:c="22"/>"toef.wav", }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ra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43]&amp;&quot;,                       &quot;&amp;[.B43]&amp;&quot;,                       &quot;&amp;[.C43]&amp;&quot;,                       &quot;&amp;[.D43]&amp;&quot;, },&quot;" office:value-type="string" office:string-value="{43,                       &quot;rak.wav&quot;,                       &quot;X_tita.wav&quot;,                       &quot;toef.wav&quot;, },">
            <text:p>{43, <text:s text:c="22"/>"rak.wav", <text:s text:c="22"/>"X_tita.wav", <text:s text:c="22"/>"toef.wav", }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ra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44]&amp;&quot;,                       &quot;&amp;[.B44]&amp;&quot;,                       &quot;&amp;[.C44]&amp;&quot;,                       &quot;&amp;[.D44]&amp;&quot;, },&quot;" office:value-type="string" office:string-value="{44,                       &quot;rak.wav&quot;,                       &quot;X_bensim.wav&quot;,                       &quot;toef.wav&quot;, },">
            <text:p>{44, <text:s text:c="22"/>"rak.wav", <text:s text:c="22"/>"X_bensim.wav", <text:s text:c="22"/>"toef.wav", }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ra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45]&amp;&quot;,                       &quot;&amp;[.B45]&amp;&quot;,                       &quot;&amp;[.C45]&amp;&quot;,                       &quot;&amp;[.D45]&amp;&quot;, },&quot;" office:value-type="string" office:string-value="{45,                       &quot;rak.wav&quot;,                       &quot;X_gopem.wav&quot;,                       &quot;toef.wav&quot;, },">
            <text:p>{45, <text:s text:c="22"/>"rak.wav", <text:s text:c="22"/>"X_gopem.wav", <text:s text:c="22"/>"toef.wav", }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ra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46]&amp;&quot;,                       &quot;&amp;[.B46]&amp;&quot;,                       &quot;&amp;[.C46]&amp;&quot;,                       &quot;&amp;[.D46]&amp;&quot;, },&quot;" office:value-type="string" office:string-value="{46,                       &quot;rak.wav&quot;,                       &quot;X_sulep.wav&quot;,                       &quot;toef.wav&quot;, },">
            <text:p>{46, <text:s text:c="22"/>"rak.wav", <text:s text:c="22"/>"X_sulep.wav", <text:s text:c="22"/>"toef.wav", }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ra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47]&amp;&quot;,                       &quot;&amp;[.B47]&amp;&quot;,                       &quot;&amp;[.C47]&amp;&quot;,                       &quot;&amp;[.D47]&amp;&quot;, },&quot;" office:value-type="string" office:string-value="{47,                       &quot;rak.wav&quot;,                       &quot;X_hiftam.wav&quot;,                       &quot;toef.wav&quot;, },">
            <text:p>{47, <text:s text:c="22"/>"rak.wav", <text:s text:c="22"/>"X_hiftam.wav", <text:s text:c="22"/>"toef.wav", }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ra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48]&amp;&quot;,                       &quot;&amp;[.B40]&amp;&quot;,                       &quot;&amp;[.C48]&amp;&quot;,                       &quot;&amp;[.D48]&amp;&quot;, },&quot;" office:value-type="string" office:string-value="{48,                       &quot;rak.wav&quot;,                       &quot;X_vami.wav&quot;,                       &quot;toef.wav&quot;, },">
            <text:p>{48, <text:s text:c="22"/>"rak.wav", <text:s text:c="22"/>"X_vami.wav", <text:s text:c="22"/>"toef.wav", },</text:p>
          </table:table-cell>
        </table:table-row>
      </table:table>
      <table:table table:name="LAATSTEBLOK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sot.wav"</text:p>
          </table:table-cell>
          <table:table-cell office:value-type="string">
            <text:p>"X_mofig.wav"</text:p>
          </table:table-cell>
          <table:table-cell office:value-type="string">
            <text:p>"toef.wav"</text:p>
          </table:table-cell>
          <table:table-cell table:formula="of:=&quot;{&quot;&amp;[.A1]&amp;&quot;,                       &quot;&amp;[.B1]&amp;&quot;,                       &quot;&amp;[.C1]&amp;&quot;,                       &quot;&amp;[.D1]&amp;&quot;, },&quot;" office:value-type="string" office:string-value="{1,                       &quot;sot.wav&quot;,                       &quot;X_mofig.wav&quot;,                       &quot;toef.wav&quot;, },">
            <text:p>{1, <text:s text:c="22"/>"sot.wav", <text:s text:c="22"/>"X_mofig.wav", <text:s text:c="22"/>"toef.wav", 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sot.wav"</text:p>
          </table:table-cell>
          <table:table-cell office:value-type="string">
            <text:p>"X_seta.wav"</text:p>
          </table:table-cell>
          <table:table-cell office:value-type="string">
            <text:p>"toef.wav"</text:p>
          </table:table-cell>
          <table:table-cell table:formula="of:=&quot;{&quot;&amp;[.A2]&amp;&quot;,                       &quot;&amp;[.B2]&amp;&quot;,                       &quot;&amp;[.C2]&amp;&quot;,                       &quot;&amp;[.D2]&amp;&quot;, },&quot;" office:value-type="string" office:string-value="{2,                       &quot;sot.wav&quot;,                       &quot;X_seta.wav&quot;,                       &quot;toef.wav&quot;, },">
            <text:p>{2, <text:s text:c="22"/>"sot.wav", <text:s text:c="22"/>"X_seta.wav", <text:s text:c="22"/>"toef.wav", 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sot.wav"</text:p>
          </table:table-cell>
          <table:table-cell office:value-type="string">
            <text:p>"X_wiffel.wav"</text:p>
          </table:table-cell>
          <table:table-cell office:value-type="string">
            <text:p>"toef.wav"</text:p>
          </table:table-cell>
          <table:table-cell table:formula="of:=&quot;{&quot;&amp;[.A3]&amp;&quot;,                       &quot;&amp;[.B3]&amp;&quot;,                       &quot;&amp;[.C3]&amp;&quot;,                       &quot;&amp;[.D3]&amp;&quot;, },&quot;" office:value-type="string" office:string-value="{3,                       &quot;sot.wav&quot;,                       &quot;X_wiffel.wav&quot;,                       &quot;toef.wav&quot;, },">
            <text:p>{3, <text:s text:c="22"/>"sot.wav", <text:s text:c="22"/>"X_wiffel.wav", <text:s text:c="22"/>"toef.wav", 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sot.wav"</text:p>
          </table:table-cell>
          <table:table-cell office:value-type="string">
            <text:p>"X_rogges.wav"</text:p>
          </table:table-cell>
          <table:table-cell office:value-type="string">
            <text:p>"toef.wav"</text:p>
          </table:table-cell>
          <table:table-cell table:formula="of:=&quot;{&quot;&amp;[.A4]&amp;&quot;,                       &quot;&amp;[.B4]&amp;&quot;,                       &quot;&amp;[.C4]&amp;&quot;,                       &quot;&amp;[.D4]&amp;&quot;, },&quot;" office:value-type="string" office:string-value="{4,                       &quot;sot.wav&quot;,                       &quot;X_rogges.wav&quot;,                       &quot;toef.wav&quot;, },">
            <text:p>{4, <text:s text:c="22"/>"sot.wav", <text:s text:c="22"/>"X_rogges.wav", <text:s text:c="22"/>"toef.wav", },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sot.wav"</text:p>
          </table:table-cell>
          <table:table-cell office:value-type="string">
            <text:p>"X_kengel.wav"</text:p>
          </table:table-cell>
          <table:table-cell office:value-type="string">
            <text:p>"toef.wav"</text:p>
          </table:table-cell>
          <table:table-cell table:formula="of:=&quot;{&quot;&amp;[.A5]&amp;&quot;,                       &quot;&amp;[.B5]&amp;&quot;,                       &quot;&amp;[.C5]&amp;&quot;,                       &quot;&amp;[.D5]&amp;&quot;, },&quot;" office:value-type="string" office:string-value="{5,                       &quot;sot.wav&quot;,                       &quot;X_kengel.wav&quot;,                       &quot;toef.wav&quot;, },">
            <text:p>{5, <text:s text:c="22"/>"sot.wav", <text:s text:c="22"/>"X_kengel.wav", <text:s text:c="22"/>"toef.wav", 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sot.wav"</text:p>
          </table:table-cell>
          <table:table-cell office:value-type="string">
            <text:p>"X_kasi.wav"</text:p>
          </table:table-cell>
          <table:table-cell office:value-type="string">
            <text:p>"toef.wav"</text:p>
          </table:table-cell>
          <table:table-cell table:formula="of:=&quot;{&quot;&amp;[.A6]&amp;&quot;,                       &quot;&amp;[.B6]&amp;&quot;,                       &quot;&amp;[.C6]&amp;&quot;,                       &quot;&amp;[.D6]&amp;&quot;, },&quot;" office:value-type="string" office:string-value="{6,                       &quot;sot.wav&quot;,                       &quot;X_kasi.wav&quot;,                       &quot;toef.wav&quot;, },">
            <text:p>{6, <text:s text:c="22"/>"sot.wav", <text:s text:c="22"/>"X_kasi.wav", <text:s text:c="22"/>"toef.wav", 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sot.wav"</text:p>
          </table:table-cell>
          <table:table-cell office:value-type="string">
            <text:p>"X_loga.wav"</text:p>
          </table:table-cell>
          <table:table-cell office:value-type="string">
            <text:p>"toef.wav"</text:p>
          </table:table-cell>
          <table:table-cell table:formula="of:=&quot;{&quot;&amp;[.A7]&amp;&quot;,                       &quot;&amp;[.B7]&amp;&quot;,                       &quot;&amp;[.C7]&amp;&quot;,                       &quot;&amp;[.D7]&amp;&quot;, },&quot;" office:value-type="string" office:string-value="{7,                       &quot;sot.wav&quot;,                       &quot;X_loga.wav&quot;,                       &quot;toef.wav&quot;, },">
            <text:p>{7, <text:s text:c="22"/>"sot.wav", <text:s text:c="22"/>"X_loga.wav", <text:s text:c="22"/>"toef.wav", },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sot.wav"</text:p>
          </table:table-cell>
          <table:table-cell office:value-type="string">
            <text:p>"X_snigger.wav"</text:p>
          </table:table-cell>
          <table:table-cell office:value-type="string">
            <text:p>"toef.wav"</text:p>
          </table:table-cell>
          <table:table-cell table:formula="of:=&quot;{&quot;&amp;[.A8]&amp;&quot;,                       &quot;&amp;[.B8]&amp;&quot;,                       &quot;&amp;[.C8]&amp;&quot;,                       &quot;&amp;[.D8]&amp;&quot;, },&quot;" office:value-type="string" office:string-value="{8,                       &quot;sot.wav&quot;,                       &quot;X_snigger.wav&quot;,                       &quot;toef.wav&quot;, },">
            <text:p>{8, <text:s text:c="22"/>"sot.wav", <text:s text:c="22"/>"X_snigger.wav", <text:s text:c="22"/>"toef.wav", },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tep.wav"</text:p>
          </table:table-cell>
          <table:table-cell office:value-type="string">
            <text:p>"X_noeba.wav"</text:p>
          </table:table-cell>
          <table:table-cell office:value-type="string">
            <text:p>"toef.wav"</text:p>
          </table:table-cell>
          <table:table-cell table:formula="of:=&quot;{&quot;&amp;[.A9]&amp;&quot;,                       &quot;&amp;[.B9]&amp;&quot;,                       &quot;&amp;[.C9]&amp;&quot;,                       &quot;&amp;[.D9]&amp;&quot;, },&quot;" office:value-type="string" office:string-value="{9,                       &quot;tep.wav&quot;,                       &quot;X_noeba.wav&quot;,                       &quot;toef.wav&quot;, },">
            <text:p>{9, <text:s text:c="22"/>"tep.wav", <text:s text:c="22"/>"X_noeba.wav", <text:s text:c="22"/>"toef.wav", 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tep.wav"</text:p>
          </table:table-cell>
          <table:table-cell office:value-type="string">
            <text:p>"X_domo.wav"</text:p>
          </table:table-cell>
          <table:table-cell office:value-type="string">
            <text:p>"toef.wav"</text:p>
          </table:table-cell>
          <table:table-cell table:formula="of:=&quot;{&quot;&amp;[.A10]&amp;&quot;,                       &quot;&amp;[.B10]&amp;&quot;,                       &quot;&amp;[.C10]&amp;&quot;,                       &quot;&amp;[.D10]&amp;&quot;, },&quot;" office:value-type="string" office:string-value="{10,                       &quot;tep.wav&quot;,                       &quot;X_domo.wav&quot;,                       &quot;toef.wav&quot;, },">
            <text:p>{10, <text:s text:c="22"/>"tep.wav", <text:s text:c="22"/>"X_domo.wav", <text:s text:c="22"/>"toef.wav", 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tep.wav"</text:p>
          </table:table-cell>
          <table:table-cell office:value-type="string">
            <text:p>"X_wadim.wav"</text:p>
          </table:table-cell>
          <table:table-cell office:value-type="string">
            <text:p>"toef.wav"</text:p>
          </table:table-cell>
          <table:table-cell table:formula="of:=&quot;{&quot;&amp;[.A11]&amp;&quot;,                       &quot;&amp;[.B11]&amp;&quot;,                       &quot;&amp;[.C11]&amp;&quot;,                       &quot;&amp;[.D11]&amp;&quot;, },&quot;" office:value-type="string" office:string-value="{11,                       &quot;tep.wav&quot;,                       &quot;X_wadim.wav&quot;,                       &quot;toef.wav&quot;, },">
            <text:p>{11, <text:s text:c="22"/>"tep.wav", <text:s text:c="22"/>"X_wadim.wav", <text:s text:c="22"/>"toef.wav", 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"tep.wav"</text:p>
          </table:table-cell>
          <table:table-cell office:value-type="string">
            <text:p>"X_banip.wav"</text:p>
          </table:table-cell>
          <table:table-cell office:value-type="string">
            <text:p>"toef.wav"</text:p>
          </table:table-cell>
          <table:table-cell table:formula="of:=&quot;{&quot;&amp;[.A12]&amp;&quot;,                       &quot;&amp;[.B12]&amp;&quot;,                       &quot;&amp;[.C12]&amp;&quot;,                       &quot;&amp;[.D12]&amp;&quot;, },&quot;" office:value-type="string" office:string-value="{12,                       &quot;tep.wav&quot;,                       &quot;X_banip.wav&quot;,                       &quot;toef.wav&quot;, },">
            <text:p>{12, <text:s text:c="22"/>"tep.wav", <text:s text:c="22"/>"X_banip.wav", <text:s text:c="22"/>"toef.wav", },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"tep.wav"</text:p>
          </table:table-cell>
          <table:table-cell office:value-type="string">
            <text:p>"X_rajee.wav"</text:p>
          </table:table-cell>
          <table:table-cell office:value-type="string">
            <text:p>"toef.wav"</text:p>
          </table:table-cell>
          <table:table-cell table:formula="of:=&quot;{&quot;&amp;[.A13]&amp;&quot;,                       &quot;&amp;[.B13]&amp;&quot;,                       &quot;&amp;[.C13]&amp;&quot;,                       &quot;&amp;[.D13]&amp;&quot;, },&quot;" office:value-type="string" office:string-value="{13,                       &quot;tep.wav&quot;,                       &quot;X_rajee.wav&quot;,                       &quot;toef.wav&quot;, },">
            <text:p>{13, <text:s text:c="22"/>"tep.wav", <text:s text:c="22"/>"X_rajee.wav", <text:s text:c="22"/>"toef.wav", },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"tep.wav"</text:p>
          </table:table-cell>
          <table:table-cell office:value-type="string">
            <text:p>"X_plizet.wav"</text:p>
          </table:table-cell>
          <table:table-cell office:value-type="string">
            <text:p>"toef.wav"</text:p>
          </table:table-cell>
          <table:table-cell table:formula="of:=&quot;{&quot;&amp;[.A14]&amp;&quot;,                       &quot;&amp;[.B14]&amp;&quot;,                       &quot;&amp;[.C14]&amp;&quot;,                       &quot;&amp;[.D14]&amp;&quot;, },&quot;" office:value-type="string" office:string-value="{14,                       &quot;tep.wav&quot;,                       &quot;X_plizet.wav&quot;,                       &quot;toef.wav&quot;, },">
            <text:p>{14, <text:s text:c="22"/>"tep.wav", <text:s text:c="22"/>"X_plizet.wav", <text:s text:c="22"/>"toef.wav", },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"tep.wav"</text:p>
          </table:table-cell>
          <table:table-cell office:value-type="string">
            <text:p>"X_naspoe.wav"</text:p>
          </table:table-cell>
          <table:table-cell office:value-type="string">
            <text:p>"toef.wav"</text:p>
          </table:table-cell>
          <table:table-cell table:formula="of:=&quot;{&quot;&amp;[.A15]&amp;&quot;,                       &quot;&amp;[.B15]&amp;&quot;,                       &quot;&amp;[.C15]&amp;&quot;,                       &quot;&amp;[.D15]&amp;&quot;, },&quot;" office:value-type="string" office:string-value="{15,                       &quot;tep.wav&quot;,                       &quot;X_naspoe.wav&quot;,                       &quot;toef.wav&quot;, },">
            <text:p>{15, <text:s text:c="22"/>"tep.wav", <text:s text:c="22"/>"X_naspoe.wav", <text:s text:c="22"/>"toef.wav", },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"tep.wav"</text:p>
          </table:table-cell>
          <table:table-cell office:value-type="string">
            <text:p>"X_fidan.wav"</text:p>
          </table:table-cell>
          <table:table-cell office:value-type="string">
            <text:p>"toef.wav"</text:p>
          </table:table-cell>
          <table:table-cell table:formula="of:=&quot;{&quot;&amp;[.A16]&amp;&quot;,                       &quot;&amp;[.B16]&amp;&quot;,                       &quot;&amp;[.C16]&amp;&quot;,                       &quot;&amp;[.D16]&amp;&quot;, },&quot;" office:value-type="string" office:string-value="{16,                       &quot;tep.wav&quot;,                       &quot;X_fidan.wav&quot;,                       &quot;toef.wav&quot;, },">
            <text:p>{16, <text:s text:c="22"/>"tep.wav", <text:s text:c="22"/>"X_fidan.wav", <text:s text:c="22"/>"toef.wav", },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"jik.wav"</text:p>
          </table:table-cell>
          <table:table-cell office:value-type="string">
            <text:p>"X_nilbo.wav"</text:p>
          </table:table-cell>
          <table:table-cell office:value-type="string">
            <text:p>"toef.wav"</text:p>
          </table:table-cell>
          <table:table-cell table:formula="of:=&quot;{&quot;&amp;[.A17]&amp;&quot;,                       &quot;&amp;[.B17]&amp;&quot;,                       &quot;&amp;[.C17]&amp;&quot;,                       &quot;&amp;[.D17]&amp;&quot;, },&quot;" office:value-type="string" office:string-value="{17,                       &quot;jik.wav&quot;,                       &quot;X_nilbo.wav&quot;,                       &quot;toef.wav&quot;, },">
            <text:p>{17, <text:s text:c="22"/>"jik.wav", <text:s text:c="22"/>"X_nilbo.wav", <text:s text:c="22"/>"toef.wav", },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"jik.wav"</text:p>
          </table:table-cell>
          <table:table-cell office:value-type="string">
            <text:p>"X_poemer.wav"</text:p>
          </table:table-cell>
          <table:table-cell office:value-type="string">
            <text:p>"toef.wav"</text:p>
          </table:table-cell>
          <table:table-cell table:formula="of:=&quot;{&quot;&amp;[.A18]&amp;&quot;,                       &quot;&amp;[.B18]&amp;&quot;,                       &quot;&amp;[.C18]&amp;&quot;,                       &quot;&amp;[.D18]&amp;&quot;, },&quot;" office:value-type="string" office:string-value="{18,                       &quot;jik.wav&quot;,                       &quot;X_poemer.wav&quot;,                       &quot;toef.wav&quot;, },">
            <text:p>{18, <text:s text:c="22"/>"jik.wav", <text:s text:c="22"/>"X_poemer.wav", <text:s text:c="22"/>"toef.wav", },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"jik.wav"</text:p>
          </table:table-cell>
          <table:table-cell office:value-type="string">
            <text:p>"X_tita.wav"</text:p>
          </table:table-cell>
          <table:table-cell office:value-type="string">
            <text:p>"toef.wav"</text:p>
          </table:table-cell>
          <table:table-cell table:formula="of:=&quot;{&quot;&amp;[.A19]&amp;&quot;,                       &quot;&amp;[.B19]&amp;&quot;,                       &quot;&amp;[.C19]&amp;&quot;,                       &quot;&amp;[.D19]&amp;&quot;, },&quot;" office:value-type="string" office:string-value="{19,                       &quot;jik.wav&quot;,                       &quot;X_tita.wav&quot;,                       &quot;toef.wav&quot;, },">
            <text:p>{19, <text:s text:c="22"/>"jik.wav", <text:s text:c="22"/>"X_tita.wav", <text:s text:c="22"/>"toef.wav", },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"jik.wav"</text:p>
          </table:table-cell>
          <table:table-cell office:value-type="string">
            <text:p>"X_bensim.wav"</text:p>
          </table:table-cell>
          <table:table-cell office:value-type="string">
            <text:p>"toef.wav"</text:p>
          </table:table-cell>
          <table:table-cell table:formula="of:=&quot;{&quot;&amp;[.A20]&amp;&quot;,                       &quot;&amp;[.B20]&amp;&quot;,                       &quot;&amp;[.C20]&amp;&quot;,                       &quot;&amp;[.D20]&amp;&quot;, },&quot;" office:value-type="string" office:string-value="{20,                       &quot;jik.wav&quot;,                       &quot;X_bensim.wav&quot;,                       &quot;toef.wav&quot;, },">
            <text:p>{20, <text:s text:c="22"/>"jik.wav", <text:s text:c="22"/>"X_bensim.wav", <text:s text:c="22"/>"toef.wav", },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"jik.wav"</text:p>
          </table:table-cell>
          <table:table-cell office:value-type="string">
            <text:p>"X_gopem.wav"</text:p>
          </table:table-cell>
          <table:table-cell office:value-type="string">
            <text:p>"toef.wav"</text:p>
          </table:table-cell>
          <table:table-cell table:formula="of:=&quot;{&quot;&amp;[.A21]&amp;&quot;,                       &quot;&amp;[.B21]&amp;&quot;,                       &quot;&amp;[.C21]&amp;&quot;,                       &quot;&amp;[.D21]&amp;&quot;, },&quot;" office:value-type="string" office:string-value="{21,                       &quot;jik.wav&quot;,                       &quot;X_gopem.wav&quot;,                       &quot;toef.wav&quot;, },">
            <text:p>{21, <text:s text:c="22"/>"jik.wav", <text:s text:c="22"/>"X_gopem.wav", <text:s text:c="22"/>"toef.wav", },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"jik.wav"</text:p>
          </table:table-cell>
          <table:table-cell office:value-type="string">
            <text:p>"X_sulep.wav"</text:p>
          </table:table-cell>
          <table:table-cell office:value-type="string">
            <text:p>"toef.wav"</text:p>
          </table:table-cell>
          <table:table-cell table:formula="of:=&quot;{&quot;&amp;[.A22]&amp;&quot;,                       &quot;&amp;[.B22]&amp;&quot;,                       &quot;&amp;[.C22]&amp;&quot;,                       &quot;&amp;[.D22]&amp;&quot;, },&quot;" office:value-type="string" office:string-value="{22,                       &quot;jik.wav&quot;,                       &quot;X_sulep.wav&quot;,                       &quot;toef.wav&quot;, },">
            <text:p>{22, <text:s text:c="22"/>"jik.wav", <text:s text:c="22"/>"X_sulep.wav", <text:s text:c="22"/>"toef.wav", },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"jik.wav"</text:p>
          </table:table-cell>
          <table:table-cell office:value-type="string">
            <text:p>"X_hiftam.wav"</text:p>
          </table:table-cell>
          <table:table-cell office:value-type="string">
            <text:p>"toef.wav"</text:p>
          </table:table-cell>
          <table:table-cell table:formula="of:=&quot;{&quot;&amp;[.A23]&amp;&quot;,                       &quot;&amp;[.B23]&amp;&quot;,                       &quot;&amp;[.C23]&amp;&quot;,                       &quot;&amp;[.D23]&amp;&quot;, },&quot;" office:value-type="string" office:string-value="{23,                       &quot;jik.wav&quot;,                       &quot;X_hiftam.wav&quot;,                       &quot;toef.wav&quot;, },">
            <text:p>{23, <text:s text:c="22"/>"jik.wav", <text:s text:c="22"/>"X_hiftam.wav", <text:s text:c="22"/>"toef.wav", },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"jik.wav"</text:p>
          </table:table-cell>
          <table:table-cell office:value-type="string">
            <text:p>"X_vami.wav"</text:p>
          </table:table-cell>
          <table:table-cell office:value-type="string">
            <text:p>"toef.wav"</text:p>
          </table:table-cell>
          <table:table-cell table:formula="of:=&quot;{&quot;&amp;[.A24]&amp;&quot;,                       &quot;&amp;[.B24]&amp;&quot;,                       &quot;&amp;[.C24]&amp;&quot;,                       &quot;&amp;[.D24]&amp;&quot;, },&quot;" office:value-type="string" office:string-value="{24,                       &quot;jik.wav&quot;,                       &quot;X_vami.wav&quot;,                       &quot;toef.wav&quot;, },">
            <text:p>{24, <text:s text:c="22"/>"jik.wav", <text:s text:c="22"/>"X_vami.wav", <text:s text:c="22"/>"toef.wav", },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"rak.wav"</text:p>
          </table:table-cell>
          <table:table-cell office:value-type="string">
            <text:p>"X_mofig.wav"</text:p>
          </table:table-cell>
          <table:table-cell office:value-type="string">
            <text:p>"lut.wav"</text:p>
          </table:table-cell>
          <table:table-cell table:formula="of:=&quot;{&quot;&amp;[.A25]&amp;&quot;,                       &quot;&amp;[.B25]&amp;&quot;,                       &quot;&amp;[.C25]&amp;&quot;,                       &quot;&amp;[.D25]&amp;&quot;, },&quot;" office:value-type="string" office:string-value="{25,                       &quot;rak.wav&quot;,                       &quot;X_mofig.wav&quot;,                       &quot;lut.wav&quot;, },">
            <text:p>{25, <text:s text:c="22"/>"rak.wav", <text:s text:c="22"/>"X_mofig.wav", <text:s text:c="22"/>"lut.wav", },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"rak.wav"</text:p>
          </table:table-cell>
          <table:table-cell office:value-type="string">
            <text:p>"X_seta.wav"</text:p>
          </table:table-cell>
          <table:table-cell office:value-type="string">
            <text:p>"lut.wav"</text:p>
          </table:table-cell>
          <table:table-cell table:formula="of:=&quot;{&quot;&amp;[.A26]&amp;&quot;,                       &quot;&amp;[.B26]&amp;&quot;,                       &quot;&amp;[.C26]&amp;&quot;,                       &quot;&amp;[.D26]&amp;&quot;, },&quot;" office:value-type="string" office:string-value="{26,                       &quot;rak.wav&quot;,                       &quot;X_seta.wav&quot;,                       &quot;lut.wav&quot;, },">
            <text:p>{26, <text:s text:c="22"/>"rak.wav", <text:s text:c="22"/>"X_seta.wav", <text:s text:c="22"/>"lut.wav", },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"rak.wav"</text:p>
          </table:table-cell>
          <table:table-cell office:value-type="string">
            <text:p>"X_wiffel.wav"</text:p>
          </table:table-cell>
          <table:table-cell office:value-type="string">
            <text:p>"lut.wav"</text:p>
          </table:table-cell>
          <table:table-cell table:formula="of:=&quot;{&quot;&amp;[.A27]&amp;&quot;,                       &quot;&amp;[.B27]&amp;&quot;,                       &quot;&amp;[.C27]&amp;&quot;,                       &quot;&amp;[.D27]&amp;&quot;, },&quot;" office:value-type="string" office:string-value="{27,                       &quot;rak.wav&quot;,                       &quot;X_wiffel.wav&quot;,                       &quot;lut.wav&quot;, },">
            <text:p>{27, <text:s text:c="22"/>"rak.wav", <text:s text:c="22"/>"X_wiffel.wav", <text:s text:c="22"/>"lut.wav", },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"rak.wav"</text:p>
          </table:table-cell>
          <table:table-cell office:value-type="string">
            <text:p>"X_rogges.wav"</text:p>
          </table:table-cell>
          <table:table-cell office:value-type="string">
            <text:p>"lut.wav"</text:p>
          </table:table-cell>
          <table:table-cell table:formula="of:=&quot;{&quot;&amp;[.A28]&amp;&quot;,                       &quot;&amp;[.B28]&amp;&quot;,                       &quot;&amp;[.C28]&amp;&quot;,                       &quot;&amp;[.D28]&amp;&quot;, },&quot;" office:value-type="string" office:string-value="{28,                       &quot;rak.wav&quot;,                       &quot;X_rogges.wav&quot;,                       &quot;lut.wav&quot;, },">
            <text:p>{28, <text:s text:c="22"/>"rak.wav", <text:s text:c="22"/>"X_rogges.wav", <text:s text:c="22"/>"lut.wav", },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"rak.wav"</text:p>
          </table:table-cell>
          <table:table-cell office:value-type="string">
            <text:p>"X_kengel.wav"</text:p>
          </table:table-cell>
          <table:table-cell office:value-type="string">
            <text:p>"lut.wav"</text:p>
          </table:table-cell>
          <table:table-cell table:formula="of:=&quot;{&quot;&amp;[.A29]&amp;&quot;,                       &quot;&amp;[.B29]&amp;&quot;,                       &quot;&amp;[.C29]&amp;&quot;,                       &quot;&amp;[.D29]&amp;&quot;, },&quot;" office:value-type="string" office:string-value="{29,                       &quot;rak.wav&quot;,                       &quot;X_kengel.wav&quot;,                       &quot;lut.wav&quot;, },">
            <text:p>{29, <text:s text:c="22"/>"rak.wav", <text:s text:c="22"/>"X_kengel.wav", <text:s text:c="22"/>"lut.wav", },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"rak.wav"</text:p>
          </table:table-cell>
          <table:table-cell office:value-type="string">
            <text:p>"X_kasi.wav"</text:p>
          </table:table-cell>
          <table:table-cell office:value-type="string">
            <text:p>"lut.wav"</text:p>
          </table:table-cell>
          <table:table-cell table:formula="of:=&quot;{&quot;&amp;[.A30]&amp;&quot;,                       &quot;&amp;[.B30]&amp;&quot;,                       &quot;&amp;[.C30]&amp;&quot;,                       &quot;&amp;[.D30]&amp;&quot;, },&quot;" office:value-type="string" office:string-value="{30,                       &quot;rak.wav&quot;,                       &quot;X_kasi.wav&quot;,                       &quot;lut.wav&quot;, },">
            <text:p>{30, <text:s text:c="22"/>"rak.wav", <text:s text:c="22"/>"X_kasi.wav", <text:s text:c="22"/>"lut.wav", },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"rak.wav"</text:p>
          </table:table-cell>
          <table:table-cell office:value-type="string">
            <text:p>"X_loga.wav"</text:p>
          </table:table-cell>
          <table:table-cell office:value-type="string">
            <text:p>"lut.wav"</text:p>
          </table:table-cell>
          <table:table-cell table:formula="of:=&quot;{&quot;&amp;[.A31]&amp;&quot;,                       &quot;&amp;[.B31]&amp;&quot;,                       &quot;&amp;[.C31]&amp;&quot;,                       &quot;&amp;[.D31]&amp;&quot;, },&quot;" office:value-type="string" office:string-value="{31,                       &quot;rak.wav&quot;,                       &quot;X_loga.wav&quot;,                       &quot;lut.wav&quot;, },">
            <text:p>{31, <text:s text:c="22"/>"rak.wav", <text:s text:c="22"/>"X_loga.wav", <text:s text:c="22"/>"lut.wav", },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"rak.wav"</text:p>
          </table:table-cell>
          <table:table-cell office:value-type="string">
            <text:p>"X_snigger.wav"</text:p>
          </table:table-cell>
          <table:table-cell office:value-type="string">
            <text:p>"lut.wav"</text:p>
          </table:table-cell>
          <table:table-cell table:formula="of:=&quot;{&quot;&amp;[.A32]&amp;&quot;,                       &quot;&amp;[.B32]&amp;&quot;,                       &quot;&amp;[.C32]&amp;&quot;,                       &quot;&amp;[.D32]&amp;&quot;, },&quot;" office:value-type="string" office:string-value="{32,                       &quot;rak.wav&quot;,                       &quot;X_snigger.wav&quot;,                       &quot;lut.wav&quot;, },">
            <text:p>{32, <text:s text:c="22"/>"rak.wav", <text:s text:c="22"/>"X_snigger.wav", <text:s text:c="22"/>"lut.wav", },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"tep.wav"</text:p>
          </table:table-cell>
          <table:table-cell office:value-type="string">
            <text:p>"X_noeba.wav"</text:p>
          </table:table-cell>
          <table:table-cell office:value-type="string">
            <text:p>"lut.wav"</text:p>
          </table:table-cell>
          <table:table-cell table:formula="of:=&quot;{&quot;&amp;[.A33]&amp;&quot;,                       &quot;&amp;[.B33]&amp;&quot;,                       &quot;&amp;[.C33]&amp;&quot;,                       &quot;&amp;[.D33]&amp;&quot;, },&quot;" office:value-type="string" office:string-value="{33,                       &quot;tep.wav&quot;,                       &quot;X_noeba.wav&quot;,                       &quot;lut.wav&quot;, },">
            <text:p>{33, <text:s text:c="22"/>"tep.wav", <text:s text:c="22"/>"X_noeba.wav", <text:s text:c="22"/>"lut.wav", },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"tep.wav"</text:p>
          </table:table-cell>
          <table:table-cell office:value-type="string">
            <text:p>"X_domo.wav"</text:p>
          </table:table-cell>
          <table:table-cell office:value-type="string">
            <text:p>"lut.wav"</text:p>
          </table:table-cell>
          <table:table-cell table:formula="of:=&quot;{&quot;&amp;[.A34]&amp;&quot;,                       &quot;&amp;[.B34]&amp;&quot;,                       &quot;&amp;[.C34]&amp;&quot;,                       &quot;&amp;[.D34]&amp;&quot;, },&quot;" office:value-type="string" office:string-value="{34,                       &quot;tep.wav&quot;,                       &quot;X_domo.wav&quot;,                       &quot;lut.wav&quot;, },">
            <text:p>{34, <text:s text:c="22"/>"tep.wav", <text:s text:c="22"/>"X_domo.wav", <text:s text:c="22"/>"lut.wav", },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"tep.wav"</text:p>
          </table:table-cell>
          <table:table-cell office:value-type="string">
            <text:p>"X_wadim.wav"</text:p>
          </table:table-cell>
          <table:table-cell office:value-type="string">
            <text:p>"lut.wav"</text:p>
          </table:table-cell>
          <table:table-cell table:formula="of:=&quot;{&quot;&amp;[.A35]&amp;&quot;,                       &quot;&amp;[.B35]&amp;&quot;,                       &quot;&amp;[.C35]&amp;&quot;,                       &quot;&amp;[.D35]&amp;&quot;, },&quot;" office:value-type="string" office:string-value="{35,                       &quot;tep.wav&quot;,                       &quot;X_wadim.wav&quot;,                       &quot;lut.wav&quot;, },">
            <text:p>{35, <text:s text:c="22"/>"tep.wav", <text:s text:c="22"/>"X_wadim.wav", <text:s text:c="22"/>"lut.wav", },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"tep.wav"</text:p>
          </table:table-cell>
          <table:table-cell office:value-type="string">
            <text:p>"X_banip.wav"</text:p>
          </table:table-cell>
          <table:table-cell office:value-type="string">
            <text:p>"lut.wav"</text:p>
          </table:table-cell>
          <table:table-cell table:formula="of:=&quot;{&quot;&amp;[.A36]&amp;&quot;,                       &quot;&amp;[.B36]&amp;&quot;,                       &quot;&amp;[.C36]&amp;&quot;,                       &quot;&amp;[.D36]&amp;&quot;, },&quot;" office:value-type="string" office:string-value="{36,                       &quot;tep.wav&quot;,                       &quot;X_banip.wav&quot;,                       &quot;lut.wav&quot;, },">
            <text:p>{36, <text:s text:c="22"/>"tep.wav", <text:s text:c="22"/>"X_banip.wav", <text:s text:c="22"/>"lut.wav", },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"tep.wav"</text:p>
          </table:table-cell>
          <table:table-cell office:value-type="string">
            <text:p>"X_rajee.wav"</text:p>
          </table:table-cell>
          <table:table-cell office:value-type="string">
            <text:p>"lut.wav"</text:p>
          </table:table-cell>
          <table:table-cell table:formula="of:=&quot;{&quot;&amp;[.A37]&amp;&quot;,                       &quot;&amp;[.B37]&amp;&quot;,                       &quot;&amp;[.C37]&amp;&quot;,                       &quot;&amp;[.D37]&amp;&quot;, },&quot;" office:value-type="string" office:string-value="{37,                       &quot;tep.wav&quot;,                       &quot;X_rajee.wav&quot;,                       &quot;lut.wav&quot;, },">
            <text:p>{37, <text:s text:c="22"/>"tep.wav", <text:s text:c="22"/>"X_rajee.wav", <text:s text:c="22"/>"lut.wav", },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"tep.wav"</text:p>
          </table:table-cell>
          <table:table-cell office:value-type="string">
            <text:p>"X_plizet.wav"</text:p>
          </table:table-cell>
          <table:table-cell office:value-type="string">
            <text:p>"lut.wav"</text:p>
          </table:table-cell>
          <table:table-cell table:formula="of:=&quot;{&quot;&amp;[.A38]&amp;&quot;,                       &quot;&amp;[.B38]&amp;&quot;,                       &quot;&amp;[.C38]&amp;&quot;,                       &quot;&amp;[.D38]&amp;&quot;, },&quot;" office:value-type="string" office:string-value="{38,                       &quot;tep.wav&quot;,                       &quot;X_plizet.wav&quot;,                       &quot;lut.wav&quot;, },">
            <text:p>{38, <text:s text:c="22"/>"tep.wav", <text:s text:c="22"/>"X_plizet.wav", <text:s text:c="22"/>"lut.wav", },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"tep.wav"</text:p>
          </table:table-cell>
          <table:table-cell office:value-type="string">
            <text:p>"X_naspoe.wav"</text:p>
          </table:table-cell>
          <table:table-cell office:value-type="string">
            <text:p>"lut.wav"</text:p>
          </table:table-cell>
          <table:table-cell table:formula="of:=&quot;{&quot;&amp;[.A39]&amp;&quot;,                       &quot;&amp;[.B39]&amp;&quot;,                       &quot;&amp;[.C39]&amp;&quot;,                       &quot;&amp;[.D39]&amp;&quot;, },&quot;" office:value-type="string" office:string-value="{39,                       &quot;tep.wav&quot;,                       &quot;X_naspoe.wav&quot;,                       &quot;lut.wav&quot;, },">
            <text:p>{39, <text:s text:c="22"/>"tep.wav", <text:s text:c="22"/>"X_naspoe.wav", <text:s text:c="22"/>"lut.wav", },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"tep.wav"</text:p>
          </table:table-cell>
          <table:table-cell office:value-type="string">
            <text:p>"X_fidan.wav"</text:p>
          </table:table-cell>
          <table:table-cell office:value-type="string">
            <text:p>"lut.wav"</text:p>
          </table:table-cell>
          <table:table-cell table:formula="of:=&quot;{&quot;&amp;[.A40]&amp;&quot;,                       &quot;&amp;[.B40]&amp;&quot;,                       &quot;&amp;[.C40]&amp;&quot;,                       &quot;&amp;[.D40]&amp;&quot;, },&quot;" office:value-type="string" office:string-value="{40,                       &quot;tep.wav&quot;,                       &quot;X_fidan.wav&quot;,                       &quot;lut.wav&quot;, },">
            <text:p>{40, <text:s text:c="22"/>"tep.wav", <text:s text:c="22"/>"X_fidan.wav", <text:s text:c="22"/>"lut.wav", },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"jik.wav"</text:p>
          </table:table-cell>
          <table:table-cell office:value-type="string">
            <text:p>"X_nilbo.wav"</text:p>
          </table:table-cell>
          <table:table-cell office:value-type="string">
            <text:p>"lut.wav"</text:p>
          </table:table-cell>
          <table:table-cell table:formula="of:=&quot;{&quot;&amp;[.A41]&amp;&quot;,                       &quot;&amp;[.B41]&amp;&quot;,                       &quot;&amp;[.C41]&amp;&quot;,                       &quot;&amp;[.D41]&amp;&quot;, },&quot;" office:value-type="string" office:string-value="{41,                       &quot;jik.wav&quot;,                       &quot;X_nilbo.wav&quot;,                       &quot;lut.wav&quot;, },">
            <text:p>{41, <text:s text:c="22"/>"jik.wav", <text:s text:c="22"/>"X_nilbo.wav", <text:s text:c="22"/>"lut.wav", },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"jik.wav"</text:p>
          </table:table-cell>
          <table:table-cell office:value-type="string">
            <text:p>"X_poemer.wav"</text:p>
          </table:table-cell>
          <table:table-cell office:value-type="string">
            <text:p>"lut.wav"</text:p>
          </table:table-cell>
          <table:table-cell table:formula="of:=&quot;{&quot;&amp;[.A42]&amp;&quot;,                       &quot;&amp;[.B42]&amp;&quot;,                       &quot;&amp;[.C42]&amp;&quot;,                       &quot;&amp;[.D42]&amp;&quot;, },&quot;" office:value-type="string" office:string-value="{42,                       &quot;jik.wav&quot;,                       &quot;X_poemer.wav&quot;,                       &quot;lut.wav&quot;, },">
            <text:p>{42, <text:s text:c="22"/>"jik.wav", <text:s text:c="22"/>"X_poemer.wav", <text:s text:c="22"/>"lut.wav", },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"jik.wav"</text:p>
          </table:table-cell>
          <table:table-cell office:value-type="string">
            <text:p>"X_tita.wav"</text:p>
          </table:table-cell>
          <table:table-cell office:value-type="string">
            <text:p>"lut.wav"</text:p>
          </table:table-cell>
          <table:table-cell table:formula="of:=&quot;{&quot;&amp;[.A43]&amp;&quot;,                       &quot;&amp;[.B43]&amp;&quot;,                       &quot;&amp;[.C43]&amp;&quot;,                       &quot;&amp;[.D43]&amp;&quot;, },&quot;" office:value-type="string" office:string-value="{43,                       &quot;jik.wav&quot;,                       &quot;X_tita.wav&quot;,                       &quot;lut.wav&quot;, },">
            <text:p>{43, <text:s text:c="22"/>"jik.wav", <text:s text:c="22"/>"X_tita.wav", <text:s text:c="22"/>"lut.wav", },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"jik.wav"</text:p>
          </table:table-cell>
          <table:table-cell office:value-type="string">
            <text:p>"X_bensim.wav"</text:p>
          </table:table-cell>
          <table:table-cell office:value-type="string">
            <text:p>"lut.wav"</text:p>
          </table:table-cell>
          <table:table-cell table:formula="of:=&quot;{&quot;&amp;[.A44]&amp;&quot;,                       &quot;&amp;[.B44]&amp;&quot;,                       &quot;&amp;[.C44]&amp;&quot;,                       &quot;&amp;[.D44]&amp;&quot;, },&quot;" office:value-type="string" office:string-value="{44,                       &quot;jik.wav&quot;,                       &quot;X_bensim.wav&quot;,                       &quot;lut.wav&quot;, },">
            <text:p>{44, <text:s text:c="22"/>"jik.wav", <text:s text:c="22"/>"X_bensim.wav", <text:s text:c="22"/>"lut.wav", },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"jik.wav"</text:p>
          </table:table-cell>
          <table:table-cell office:value-type="string">
            <text:p>"X_gopem.wav"</text:p>
          </table:table-cell>
          <table:table-cell office:value-type="string">
            <text:p>"lut.wav"</text:p>
          </table:table-cell>
          <table:table-cell table:formula="of:=&quot;{&quot;&amp;[.A45]&amp;&quot;,                       &quot;&amp;[.B45]&amp;&quot;,                       &quot;&amp;[.C45]&amp;&quot;,                       &quot;&amp;[.D45]&amp;&quot;, },&quot;" office:value-type="string" office:string-value="{45,                       &quot;jik.wav&quot;,                       &quot;X_gopem.wav&quot;,                       &quot;lut.wav&quot;, },">
            <text:p>{45, <text:s text:c="22"/>"jik.wav", <text:s text:c="22"/>"X_gopem.wav", <text:s text:c="22"/>"lut.wav", },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"jik.wav"</text:p>
          </table:table-cell>
          <table:table-cell office:value-type="string">
            <text:p>"X_sulep.wav"</text:p>
          </table:table-cell>
          <table:table-cell office:value-type="string">
            <text:p>"lut.wav"</text:p>
          </table:table-cell>
          <table:table-cell table:formula="of:=&quot;{&quot;&amp;[.A46]&amp;&quot;,                       &quot;&amp;[.B46]&amp;&quot;,                       &quot;&amp;[.C46]&amp;&quot;,                       &quot;&amp;[.D46]&amp;&quot;, },&quot;" office:value-type="string" office:string-value="{46,                       &quot;jik.wav&quot;,                       &quot;X_sulep.wav&quot;,                       &quot;lut.wav&quot;, },">
            <text:p>{46, <text:s text:c="22"/>"jik.wav", <text:s text:c="22"/>"X_sulep.wav", <text:s text:c="22"/>"lut.wav", },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"jik.wav"</text:p>
          </table:table-cell>
          <table:table-cell office:value-type="string">
            <text:p>"X_hiftam.wav"</text:p>
          </table:table-cell>
          <table:table-cell office:value-type="string">
            <text:p>"lut.wav"</text:p>
          </table:table-cell>
          <table:table-cell table:formula="of:=&quot;{&quot;&amp;[.A47]&amp;&quot;,                       &quot;&amp;[.B47]&amp;&quot;,                       &quot;&amp;[.C47]&amp;&quot;,                       &quot;&amp;[.D47]&amp;&quot;, },&quot;" office:value-type="string" office:string-value="{47,                       &quot;jik.wav&quot;,                       &quot;X_hiftam.wav&quot;,                       &quot;lut.wav&quot;, },">
            <text:p>{47, <text:s text:c="22"/>"jik.wav", <text:s text:c="22"/>"X_hiftam.wav", <text:s text:c="22"/>"lut.wav", },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"jik.wav"</text:p>
          </table:table-cell>
          <table:table-cell office:value-type="string">
            <text:p>"X_vami.wav"</text:p>
          </table:table-cell>
          <table:table-cell office:value-type="string">
            <text:p>"lut.wav"</text:p>
          </table:table-cell>
          <table:table-cell table:formula="of:=&quot;{&quot;&amp;[.A48]&amp;&quot;,                       &quot;&amp;[.B40]&amp;&quot;,                       &quot;&amp;[.C48]&amp;&quot;,                       &quot;&amp;[.D48]&amp;&quot;, },&quot;" office:value-type="string" office:string-value="{48,                       &quot;tep.wav&quot;,                       &quot;X_vami.wav&quot;,                       &quot;lut.wav&quot;, },">
            <text:p>{48, <text:s text:c="22"/>"tep.wav", <text:s text:c="22"/>"X_vami.wav", <text:s text:c="22"/>"lut.wav", 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4-07-10T11:22:36</meta:creation-date>
    <dc:date>2014-07-29T16:27:55</dc:date>
    <dc:creator>Chris Run</dc:creator>
    <meta:editing-duration>PT4M58S</meta:editing-duration>
    <meta:editing-cycles>7</meta:editing-cycles>
    <meta:generator>LibreOffice/3.5$Linux_x86 LibreOffice_project/350m1$Build-2</meta:generator>
    <meta:document-statistic meta:table-count="5" meta:cell-count="1202" meta:object-count="0"/>
  </office:meta>
</office:document-meta>
</file>